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Sample 16</text:p>
          </table:table-cell>
          <table:table-cell office:value-type="string" calcext:value-type="string">
            <text:p>Sample 17</text:p>
          </table:table-cell>
          <table:table-cell office:value-type="string" calcext:value-type="string">
            <text:p>Sample 18</text:p>
          </table:table-cell>
          <table:table-cell office:value-type="string" calcext:value-type="string">
            <text:p>Sample 19</text:p>
          </table:table-cell>
          <table:table-cell office:value-type="string" calcext:value-type="string">
            <text:p>Sample 20</text:p>
          </table:table-cell>
          <table:table-cell office:value-type="string" calcext:value-type="string">
            <text:p>Sample 21</text:p>
          </table:table-cell>
          <table:table-cell office:value-type="string" calcext:value-type="string">
            <text:p>Sample 22</text:p>
          </table:table-cell>
          <table:table-cell office:value-type="string" calcext:value-type="string">
            <text:p>Sample 23</text:p>
          </table:table-cell>
          <table:table-cell office:value-type="string" calcext:value-type="string">
            <text:p>Sample 24</text:p>
          </table:table-cell>
          <table:table-cell office:value-type="string" calcext:value-type="string">
            <text:p>Sample 25</text:p>
          </table:table-cell>
          <table:table-cell office:value-type="string" calcext:value-type="string">
            <text:p>Sample 26</text:p>
          </table:table-cell>
          <table:table-cell office:value-type="string" calcext:value-type="string">
            <text:p>Sample 27</text:p>
          </table:table-cell>
          <table:table-cell office:value-type="string" calcext:value-type="string">
            <text:p>Sample 28</text:p>
          </table:table-cell>
          <table:table-cell office:value-type="string" calcext:value-type="string">
            <text:p>Sample 29</text:p>
          </table:table-cell>
          <table:table-cell office:value-type="string" calcext:value-type="string">
            <text:p>Sample 30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Connected 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.38" calcext:value-type="float">
            <text:p>-28.38</text:p>
          </table:table-cell>
          <table:table-cell office:value-type="float" office:value="-27.49" calcext:value-type="float">
            <text:p>-27.49</text:p>
          </table:table-cell>
          <table:table-cell office:value-type="float" office:value="-29.71" calcext:value-type="float">
            <text:p>-29.71</text:p>
          </table:table-cell>
          <table:table-cell office:value-type="float" office:value="-32.83" calcext:value-type="float">
            <text:p>-32.83</text:p>
          </table:table-cell>
          <table:table-cell office:value-type="float" office:value="-28.12" calcext:value-type="float">
            <text:p>-28.12</text:p>
          </table:table-cell>
          <table:table-cell office:value-type="float" office:value="-28.2" calcext:value-type="float">
            <text:p>-28.2</text:p>
          </table:table-cell>
          <table:table-cell office:value-type="float" office:value="-27.96" calcext:value-type="float">
            <text:p>-27.96</text:p>
          </table:table-cell>
          <table:table-cell office:value-type="float" office:value="-27.88" calcext:value-type="float">
            <text:p>-27.88</text:p>
          </table:table-cell>
          <table:table-cell office:value-type="float" office:value="-28.11" calcext:value-type="float">
            <text:p>-28.11</text:p>
          </table:table-cell>
          <table:table-cell office:value-type="float" office:value="-28.2" calcext:value-type="float">
            <text:p>-28.2</text:p>
          </table:table-cell>
          <table:table-cell office:value-type="float" office:value="-27.97" calcext:value-type="float">
            <text:p>-27.97</text:p>
          </table:table-cell>
          <table:table-cell office:value-type="float" office:value="-28.02" calcext:value-type="float">
            <text:p>-28.02</text:p>
          </table:table-cell>
          <table:table-cell office:value-type="float" office:value="-28.31" calcext:value-type="float">
            <text:p>-28.31</text:p>
          </table:table-cell>
          <table:table-cell office:value-type="float" office:value="-27.94" calcext:value-type="float">
            <text:p>-27.94</text:p>
          </table:table-cell>
          <table:table-cell office:value-type="float" office:value="-29.97" calcext:value-type="float">
            <text:p>-29.97</text:p>
          </table:table-cell>
          <table:table-cell office:value-type="float" office:value="-28.15" calcext:value-type="float">
            <text:p>-28.15</text:p>
          </table:table-cell>
          <table:table-cell office:value-type="float" office:value="-28.09" calcext:value-type="float">
            <text:p>-28.09</text:p>
          </table:table-cell>
          <table:table-cell office:value-type="float" office:value="-28.14" calcext:value-type="float">
            <text:p>-28.14</text:p>
          </table:table-cell>
          <table:table-cell office:value-type="float" office:value="-27.99" calcext:value-type="float">
            <text:p>-27.99</text:p>
          </table:table-cell>
          <table:table-cell office:value-type="float" office:value="-28.11" calcext:value-type="float">
            <text:p>-28.11</text:p>
          </table:table-cell>
          <table:table-cell office:value-type="float" office:value="-29.27" calcext:value-type="float">
            <text:p>-29.27</text:p>
          </table:table-cell>
          <table:table-cell office:value-type="float" office:value="-27.96" calcext:value-type="float">
            <text:p>-27.96</text:p>
          </table:table-cell>
          <table:table-cell office:value-type="float" office:value="-27.87" calcext:value-type="float">
            <text:p>-27.87</text:p>
          </table:table-cell>
          <table:table-cell office:value-type="float" office:value="-28.12" calcext:value-type="float">
            <text:p>-28.12</text:p>
          </table:table-cell>
          <table:table-cell office:value-type="float" office:value="-28.21" calcext:value-type="float">
            <text:p>-28.21</text:p>
          </table:table-cell>
          <table:table-cell office:value-type="float" office:value="-29.28" calcext:value-type="float">
            <text:p>-29.28</text:p>
          </table:table-cell>
          <table:table-cell office:value-type="float" office:value="-30.27" calcext:value-type="float">
            <text:p>-30.27</text:p>
          </table:table-cell>
          <table:table-cell office:value-type="float" office:value="-28.24" calcext:value-type="float">
            <text:p>-28.24</text:p>
          </table:table-cell>
          <table:table-cell office:value-type="float" office:value="-28.11" calcext:value-type="float">
            <text:p>-28.11</text:p>
          </table:table-cell>
          <table:table-cell office:value-type="float" office:value="-28.31" calcext:value-type="float">
            <text:p>-28.31</text:p>
          </table:table-cell>
          <table:table-cell office:value-type="float" office:value="-28.507" calcext:value-type="float">
            <text:p>-28.507</text:p>
          </table:table-cell>
          <table:table-cell office:value-type="float" office:value="1.0289" calcext:value-type="float">
            <text:p>1.0289</text:p>
          </table:table-cell>
          <table:table-cell office:value-type="float" office:value="1.0587" calcext:value-type="float">
            <text:p>1.0587</text:p>
          </table:table-cell>
          <table:table-cell office:value-type="string" calcext:value-type="string">
            <text:p><text:s/>A</text:p>
          </table:table-cell>
          <table:table-cell office:value-type="float" office:value="0" calcext:value-type="float">
            <text:p>0</text:p>
          </table:table-cell>
          <table:table-cell office:value-type="float" office:value="-28.507" calcext:value-type="float">
            <text:p>-28.507</text:p>
          </table:table-cell>
          <table:table-cell office:value-type="float" office:value="1.0289" calcext:value-type="float">
            <text:p>1.0289</text:p>
          </table:table-cell>
          <table:table-cell office:value-type="float" office:value="1.0587" calcext:value-type="float">
            <text:p>1.0587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8.66" calcext:value-type="float">
            <text:p>-28.66</text:p>
          </table:table-cell>
          <table:table-cell office:value-type="float" office:value="-27.69" calcext:value-type="float">
            <text:p>-27.69</text:p>
          </table:table-cell>
          <table:table-cell office:value-type="float" office:value="-32.83" calcext:value-type="float">
            <text:p>-32.83</text:p>
          </table:table-cell>
          <table:table-cell office:value-type="float" office:value="-28.84" calcext:value-type="float">
            <text:p>-28.84</text:p>
          </table:table-cell>
          <table:table-cell office:value-type="float" office:value="-28.47" calcext:value-type="float">
            <text:p>-28.47</text:p>
          </table:table-cell>
          <table:table-cell office:value-type="float" office:value="-29.01" calcext:value-type="float">
            <text:p>-29.01</text:p>
          </table:table-cell>
          <table:table-cell office:value-type="float" office:value="-28.66" calcext:value-type="float">
            <text:p>-28.66</text:p>
          </table:table-cell>
          <table:table-cell office:value-type="float" office:value="-28.49" calcext:value-type="float">
            <text:p>-28.49</text:p>
          </table:table-cell>
          <table:table-cell office:value-type="float" office:value="-28.24" calcext:value-type="float">
            <text:p>-28.24</text:p>
          </table:table-cell>
          <table:table-cell office:value-type="float" office:value="-28.99" calcext:value-type="float">
            <text:p>-28.99</text:p>
          </table:table-cell>
          <table:table-cell office:value-type="float" office:value="-28.36" calcext:value-type="float">
            <text:p>-28.36</text:p>
          </table:table-cell>
          <table:table-cell office:value-type="float" office:value="-28.76" calcext:value-type="float">
            <text:p>-28.76</text:p>
          </table:table-cell>
          <table:table-cell office:value-type="float" office:value="-30.27" calcext:value-type="float">
            <text:p>-30.27</text:p>
          </table:table-cell>
          <table:table-cell office:value-type="float" office:value="-28.03" calcext:value-type="float">
            <text:p>-28.03</text:p>
          </table:table-cell>
          <table:table-cell office:value-type="float" office:value="-28.57" calcext:value-type="float">
            <text:p>-28.57</text:p>
          </table:table-cell>
          <table:table-cell office:value-type="float" office:value="-28.74" calcext:value-type="float">
            <text:p>-28.74</text:p>
          </table:table-cell>
          <table:table-cell office:value-type="float" office:value="-28.59" calcext:value-type="float">
            <text:p>-28.59</text:p>
          </table:table-cell>
          <table:table-cell office:value-type="float" office:value="-28.07" calcext:value-type="float">
            <text:p>-28.07</text:p>
          </table:table-cell>
          <table:table-cell office:value-type="float" office:value="-28.73" calcext:value-type="float">
            <text:p>-28.73</text:p>
          </table:table-cell>
          <table:table-cell office:value-type="float" office:value="-28.66" calcext:value-type="float">
            <text:p>-28.66</text:p>
          </table:table-cell>
          <table:table-cell office:value-type="float" office:value="-29.89" calcext:value-type="float">
            <text:p>-29.89</text:p>
          </table:table-cell>
          <table:table-cell office:value-type="float" office:value="-31.07" calcext:value-type="float">
            <text:p>-31.07</text:p>
          </table:table-cell>
          <table:table-cell office:value-type="float" office:value="-28.71" calcext:value-type="float">
            <text:p>-28.71</text:p>
          </table:table-cell>
          <table:table-cell office:value-type="float" office:value="-28.51" calcext:value-type="float">
            <text:p>-28.51</text:p>
          </table:table-cell>
          <table:table-cell office:value-type="float" office:value="-28.61" calcext:value-type="float">
            <text:p>-28.61</text:p>
          </table:table-cell>
          <table:table-cell office:value-type="float" office:value="-28.73" calcext:value-type="float">
            <text:p>-28.73</text:p>
          </table:table-cell>
          <table:table-cell office:value-type="float" office:value="-28.47" calcext:value-type="float">
            <text:p>-28.47</text:p>
          </table:table-cell>
          <table:table-cell office:value-type="float" office:value="-28.85" calcext:value-type="float">
            <text:p>-28.85</text:p>
          </table:table-cell>
          <table:table-cell office:value-type="float" office:value="-28.49" calcext:value-type="float">
            <text:p>-28.49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8.8683" calcext:value-type="float">
            <text:p>-28.8683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603" calcext:value-type="float">
            <text:p>0.9603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-28.8683" calcext:value-type="float">
            <text:p>-28.8683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603" calcext:value-type="float">
            <text:p>0.9603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8.28" calcext:value-type="float">
            <text:p>-28.28</text:p>
          </table:table-cell>
          <table:table-cell office:value-type="float" office:value="-28.98" calcext:value-type="float">
            <text:p>-28.98</text:p>
          </table:table-cell>
          <table:table-cell table:number-columns-repeated="2" office:value-type="float" office:value="-29.04" calcext:value-type="float">
            <text:p>-29.04</text:p>
          </table:table-cell>
          <table:table-cell office:value-type="float" office:value="-28.69" calcext:value-type="float">
            <text:p>-28.69</text:p>
          </table:table-cell>
          <table:table-cell office:value-type="float" office:value="-28.95" calcext:value-type="float">
            <text:p>-28.95</text:p>
          </table:table-cell>
          <table:table-cell office:value-type="float" office:value="-28.88" calcext:value-type="float">
            <text:p>-28.88</text:p>
          </table:table-cell>
          <table:table-cell office:value-type="float" office:value="-25.71" calcext:value-type="float">
            <text:p>-25.71</text:p>
          </table:table-cell>
          <table:table-cell office:value-type="float" office:value="-28.89" calcext:value-type="float">
            <text:p>-28.89</text:p>
          </table:table-cell>
          <table:table-cell office:value-type="float" office:value="-29.02" calcext:value-type="float">
            <text:p>-29.02</text:p>
          </table:table-cell>
          <table:table-cell office:value-type="float" office:value="-30.71" calcext:value-type="float">
            <text:p>-30.71</text:p>
          </table:table-cell>
          <table:table-cell office:value-type="float" office:value="-29.76" calcext:value-type="float">
            <text:p>-29.76</text:p>
          </table:table-cell>
          <table:table-cell office:value-type="float" office:value="-28.36" calcext:value-type="float">
            <text:p>-28.36</text:p>
          </table:table-cell>
          <table:table-cell office:value-type="float" office:value="-28.84" calcext:value-type="float">
            <text:p>-28.84</text:p>
          </table:table-cell>
          <table:table-cell office:value-type="float" office:value="-29.34" calcext:value-type="float">
            <text:p>-29.34</text:p>
          </table:table-cell>
          <table:table-cell office:value-type="float" office:value="-28.28" calcext:value-type="float">
            <text:p>-28.28</text:p>
          </table:table-cell>
          <table:table-cell office:value-type="float" office:value="-28.97" calcext:value-type="float">
            <text:p>-28.97</text:p>
          </table:table-cell>
          <table:table-cell office:value-type="float" office:value="-29.06" calcext:value-type="float">
            <text:p>-29.06</text:p>
          </table:table-cell>
          <table:table-cell office:value-type="float" office:value="-29.03" calcext:value-type="float">
            <text:p>-29.03</text:p>
          </table:table-cell>
          <table:table-cell office:value-type="float" office:value="-28.7" calcext:value-type="float">
            <text:p>-28.7</text:p>
          </table:table-cell>
          <table:table-cell office:value-type="float" office:value="-29" calcext:value-type="float">
            <text:p>-29</text:p>
          </table:table-cell>
          <table:table-cell office:value-type="float" office:value="-30.48" calcext:value-type="float">
            <text:p>-30.48</text:p>
          </table:table-cell>
          <table:table-cell office:value-type="float" office:value="-28.93" calcext:value-type="float">
            <text:p>-28.93</text:p>
          </table:table-cell>
          <table:table-cell office:value-type="float" office:value="-28.73" calcext:value-type="float">
            <text:p>-28.73</text:p>
          </table:table-cell>
          <table:table-cell office:value-type="float" office:value="-29.06" calcext:value-type="float">
            <text:p>-29.06</text:p>
          </table:table-cell>
          <table:table-cell office:value-type="float" office:value="-28.81" calcext:value-type="float">
            <text:p>-28.81</text:p>
          </table:table-cell>
          <table:table-cell office:value-type="float" office:value="-36.04" calcext:value-type="float">
            <text:p>-36.04</text:p>
          </table:table-cell>
          <table:table-cell office:value-type="float" office:value="-28.95" calcext:value-type="float">
            <text:p>-28.95</text:p>
          </table:table-cell>
          <table:table-cell office:value-type="float" office:value="-29" calcext:value-type="float">
            <text:p>-29</text:p>
          </table:table-cell>
          <table:table-cell office:value-type="float" office:value="-28.97" calcext:value-type="float">
            <text:p>-28.97</text:p>
          </table:table-cell>
          <table:table-cell office:value-type="float" office:value="-29.15" calcext:value-type="float">
            <text:p>-29.15</text:p>
          </table:table-cell>
          <table:table-cell office:value-type="float" office:value="1.4982" calcext:value-type="float">
            <text:p>1.4982</text:p>
          </table:table-cell>
          <table:table-cell office:value-type="float" office:value="2.2445" calcext:value-type="float">
            <text:p>2.2445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-29.15" calcext:value-type="float">
            <text:p>-29.15</text:p>
          </table:table-cell>
          <table:table-cell office:value-type="float" office:value="1.4982" calcext:value-type="float">
            <text:p>1.4982</text:p>
          </table:table-cell>
          <table:table-cell office:value-type="float" office:value="2.2445" calcext:value-type="float">
            <text:p>2.244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9.48" calcext:value-type="float">
            <text:p>-29.48</text:p>
          </table:table-cell>
          <table:table-cell office:value-type="float" office:value="-29.28" calcext:value-type="float">
            <text:p>-29.28</text:p>
          </table:table-cell>
          <table:table-cell office:value-type="float" office:value="-32.22" calcext:value-type="float">
            <text:p>-32.22</text:p>
          </table:table-cell>
          <table:table-cell office:value-type="float" office:value="-29.51" calcext:value-type="float">
            <text:p>-29.51</text:p>
          </table:table-cell>
          <table:table-cell office:value-type="float" office:value="-33.39" calcext:value-type="float">
            <text:p>-33.39</text:p>
          </table:table-cell>
          <table:table-cell office:value-type="float" office:value="-29.99" calcext:value-type="float">
            <text:p>-29.99</text:p>
          </table:table-cell>
          <table:table-cell office:value-type="float" office:value="-29.27" calcext:value-type="float">
            <text:p>-29.27</text:p>
          </table:table-cell>
          <table:table-cell office:value-type="float" office:value="-29.63" calcext:value-type="float">
            <text:p>-29.63</text:p>
          </table:table-cell>
          <table:table-cell office:value-type="float" office:value="-29.48" calcext:value-type="float">
            <text:p>-29.48</text:p>
          </table:table-cell>
          <table:table-cell office:value-type="float" office:value="-29.46" calcext:value-type="float">
            <text:p>-29.46</text:p>
          </table:table-cell>
          <table:table-cell office:value-type="float" office:value="-28.61" calcext:value-type="float">
            <text:p>-28.61</text:p>
          </table:table-cell>
          <table:table-cell office:value-type="float" office:value="-29.62" calcext:value-type="float">
            <text:p>-29.62</text:p>
          </table:table-cell>
          <table:table-cell office:value-type="float" office:value="-29.18" calcext:value-type="float">
            <text:p>-29.18</text:p>
          </table:table-cell>
          <table:table-cell office:value-type="float" office:value="-29.4" calcext:value-type="float">
            <text:p>-29.4</text:p>
          </table:table-cell>
          <table:table-cell office:value-type="float" office:value="-31.02" calcext:value-type="float">
            <text:p>-31.02</text:p>
          </table:table-cell>
          <table:table-cell office:value-type="float" office:value="-33.1" calcext:value-type="float">
            <text:p>-33.1</text:p>
          </table:table-cell>
          <table:table-cell office:value-type="float" office:value="-29.67" calcext:value-type="float">
            <text:p>-29.67</text:p>
          </table:table-cell>
          <table:table-cell office:value-type="float" office:value="-29.54" calcext:value-type="float">
            <text:p>-29.54</text:p>
          </table:table-cell>
          <table:table-cell office:value-type="float" office:value="-29.34" calcext:value-type="float">
            <text:p>-29.34</text:p>
          </table:table-cell>
          <table:table-cell office:value-type="float" office:value="-29.45" calcext:value-type="float">
            <text:p>-29.45</text:p>
          </table:table-cell>
          <table:table-cell office:value-type="float" office:value="-34.59" calcext:value-type="float">
            <text:p>-34.59</text:p>
          </table:table-cell>
          <table:table-cell office:value-type="float" office:value="-29.35" calcext:value-type="float">
            <text:p>-29.35</text:p>
          </table:table-cell>
          <table:table-cell office:value-type="float" office:value="-29.49" calcext:value-type="float">
            <text:p>-29.49</text:p>
          </table:table-cell>
          <table:table-cell office:value-type="float" office:value="-29.63" calcext:value-type="float">
            <text:p>-29.63</text:p>
          </table:table-cell>
          <table:table-cell office:value-type="float" office:value="-29.28" calcext:value-type="float">
            <text:p>-29.28</text:p>
          </table:table-cell>
          <table:table-cell office:value-type="float" office:value="-31.31" calcext:value-type="float">
            <text:p>-31.31</text:p>
          </table:table-cell>
          <table:table-cell office:value-type="float" office:value="-29.24" calcext:value-type="float">
            <text:p>-29.24</text:p>
          </table:table-cell>
          <table:table-cell office:value-type="float" office:value="-29.38" calcext:value-type="float">
            <text:p>-29.38</text:p>
          </table:table-cell>
          <table:table-cell table:number-columns-repeated="2" office:value-type="float" office:value="-29.52" calcext:value-type="float">
            <text:p>-29.52</text:p>
          </table:table-cell>
          <table:table-cell office:value-type="float" office:value="-30.065" calcext:value-type="float">
            <text:p>-30.065</text:p>
          </table:table-cell>
          <table:table-cell office:value-type="float" office:value="1.4014" calcext:value-type="float">
            <text:p>1.4014</text:p>
          </table:table-cell>
          <table:table-cell office:value-type="float" office:value="1.9639" calcext:value-type="float">
            <text:p>1.9639</text:p>
          </table:table-cell>
          <table:table-cell office:value-type="string" calcext:value-type="string">
            <text:p><text:s/>A</text:p>
          </table:table-cell>
          <table:table-cell office:value-type="float" office:value="15" calcext:value-type="float">
            <text:p>15</text:p>
          </table:table-cell>
          <table:table-cell office:value-type="float" office:value="-30.065" calcext:value-type="float">
            <text:p>-30.065</text:p>
          </table:table-cell>
          <table:table-cell office:value-type="float" office:value="1.4014" calcext:value-type="float">
            <text:p>1.4014</text:p>
          </table:table-cell>
          <table:table-cell office:value-type="float" office:value="1.9639" calcext:value-type="float">
            <text:p>1.9639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1.89" calcext:value-type="float">
            <text:p>-31.89</text:p>
          </table:table-cell>
          <table:table-cell office:value-type="float" office:value="-34.03" calcext:value-type="float">
            <text:p>-34.03</text:p>
          </table:table-cell>
          <table:table-cell office:value-type="float" office:value="-30.41" calcext:value-type="float">
            <text:p>-30.41</text:p>
          </table:table-cell>
          <table:table-cell office:value-type="float" office:value="-30.59" calcext:value-type="float">
            <text:p>-30.59</text:p>
          </table:table-cell>
          <table:table-cell office:value-type="float" office:value="-29.82" calcext:value-type="float">
            <text:p>-29.82</text:p>
          </table:table-cell>
          <table:table-cell office:value-type="float" office:value="-30.3" calcext:value-type="float">
            <text:p>-30.3</text:p>
          </table:table-cell>
          <table:table-cell office:value-type="float" office:value="-30.31" calcext:value-type="float">
            <text:p>-30.31</text:p>
          </table:table-cell>
          <table:table-cell office:value-type="float" office:value="-30.41" calcext:value-type="float">
            <text:p>-30.41</text:p>
          </table:table-cell>
          <table:table-cell office:value-type="float" office:value="-30.2" calcext:value-type="float">
            <text:p>-30.2</text:p>
          </table:table-cell>
          <table:table-cell office:value-type="float" office:value="-30.6" calcext:value-type="float">
            <text:p>-30.6</text:p>
          </table:table-cell>
          <table:table-cell office:value-type="float" office:value="-32.5" calcext:value-type="float">
            <text:p>-32.5</text:p>
          </table:table-cell>
          <table:table-cell office:value-type="float" office:value="-32.67" calcext:value-type="float">
            <text:p>-32.67</text:p>
          </table:table-cell>
          <table:table-cell office:value-type="float" office:value="-30.35" calcext:value-type="float">
            <text:p>-30.35</text:p>
          </table:table-cell>
          <table:table-cell office:value-type="float" office:value="-30.21" calcext:value-type="float">
            <text:p>-30.21</text:p>
          </table:table-cell>
          <table:table-cell office:value-type="float" office:value="-30.6" calcext:value-type="float">
            <text:p>-30.6</text:p>
          </table:table-cell>
          <table:table-cell office:value-type="float" office:value="-30.17" calcext:value-type="float">
            <text:p>-30.17</text:p>
          </table:table-cell>
          <table:table-cell office:value-type="float" office:value="-29.83" calcext:value-type="float">
            <text:p>-29.83</text:p>
          </table:table-cell>
          <table:table-cell office:value-type="float" office:value="-30.27" calcext:value-type="float">
            <text:p>-30.27</text:p>
          </table:table-cell>
          <table:table-cell office:value-type="float" office:value="-30.36" calcext:value-type="float">
            <text:p>-30.36</text:p>
          </table:table-cell>
          <table:table-cell office:value-type="float" office:value="-30.21" calcext:value-type="float">
            <text:p>-30.21</text:p>
          </table:table-cell>
          <table:table-cell office:value-type="float" office:value="-30.19" calcext:value-type="float">
            <text:p>-30.19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3.07" calcext:value-type="float">
            <text:p>-33.07</text:p>
          </table:table-cell>
          <table:table-cell office:value-type="float" office:value="-30.16" calcext:value-type="float">
            <text:p>-30.16</text:p>
          </table:table-cell>
          <table:table-cell office:value-type="float" office:value="-30.54" calcext:value-type="float">
            <text:p>-30.54</text:p>
          </table:table-cell>
          <table:table-cell office:value-type="float" office:value="-29.85" calcext:value-type="float">
            <text:p>-29.85</text:p>
          </table:table-cell>
          <table:table-cell office:value-type="float" office:value="-30.41" calcext:value-type="float">
            <text:p>-30.41</text:p>
          </table:table-cell>
          <table:table-cell office:value-type="float" office:value="-30.26" calcext:value-type="float">
            <text:p>-30.26</text:p>
          </table:table-cell>
          <table:table-cell office:value-type="float" office:value="-30.3" calcext:value-type="float">
            <text:p>-30.3</text:p>
          </table:table-cell>
          <table:table-cell office:value-type="float" office:value="-30.37" calcext:value-type="float">
            <text:p>-30.37</text:p>
          </table:table-cell>
          <table:table-cell office:value-type="float" office:value="-30.777" calcext:value-type="float">
            <text:p>-30.777</text:p>
          </table:table-cell>
          <table:table-cell office:value-type="float" office:value="1.0549" calcext:value-type="float">
            <text:p>1.0549</text:p>
          </table:table-cell>
          <table:table-cell office:value-type="float" office:value="1.1127" calcext:value-type="float">
            <text:p>1.1127</text:p>
          </table:table-cell>
          <table:table-cell office:value-type="string" calcext:value-type="string">
            <text:p><text:s/>A</text:p>
          </table:table-cell>
          <table:table-cell office:value-type="float" office:value="20" calcext:value-type="float">
            <text:p>20</text:p>
          </table:table-cell>
          <table:table-cell office:value-type="float" office:value="-30.777" calcext:value-type="float">
            <text:p>-30.777</text:p>
          </table:table-cell>
          <table:table-cell office:value-type="float" office:value="1.0549" calcext:value-type="float">
            <text:p>1.0549</text:p>
          </table:table-cell>
          <table:table-cell office:value-type="float" office:value="1.1127" calcext:value-type="float">
            <text:p>1.1127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9.9" calcext:value-type="float">
            <text:p>-29.9</text:p>
          </table:table-cell>
          <table:table-cell office:value-type="float" office:value="-31.19" calcext:value-type="float">
            <text:p>-31.19</text:p>
          </table:table-cell>
          <table:table-cell office:value-type="float" office:value="-31.35" calcext:value-type="float">
            <text:p>-31.35</text:p>
          </table:table-cell>
          <table:table-cell office:value-type="float" office:value="-31.08" calcext:value-type="float">
            <text:p>-31.08</text:p>
          </table:table-cell>
          <table:table-cell office:value-type="float" office:value="-31.06" calcext:value-type="float">
            <text:p>-31.06</text:p>
          </table:table-cell>
          <table:table-cell office:value-type="float" office:value="-33.02" calcext:value-type="float">
            <text:p>-33.02</text:p>
          </table:table-cell>
          <table:table-cell office:value-type="float" office:value="-29.73" calcext:value-type="float">
            <text:p>-29.73</text:p>
          </table:table-cell>
          <table:table-cell office:value-type="float" office:value="-31.26" calcext:value-type="float">
            <text:p>-31.26</text:p>
          </table:table-cell>
          <table:table-cell office:value-type="float" office:value="-31.21" calcext:value-type="float">
            <text:p>-31.21</text:p>
          </table:table-cell>
          <table:table-cell office:value-type="float" office:value="-31.26" calcext:value-type="float">
            <text:p>-31.26</text:p>
          </table:table-cell>
          <table:table-cell office:value-type="float" office:value="-31.23" calcext:value-type="float">
            <text:p>-31.23</text:p>
          </table:table-cell>
          <table:table-cell office:value-type="float" office:value="-31.1" calcext:value-type="float">
            <text:p>-31.1</text:p>
          </table:table-cell>
          <table:table-cell office:value-type="float" office:value="-31.23" calcext:value-type="float">
            <text:p>-31.23</text:p>
          </table:table-cell>
          <table:table-cell office:value-type="float" office:value="-31.39" calcext:value-type="float">
            <text:p>-31.39</text:p>
          </table:table-cell>
          <table:table-cell office:value-type="float" office:value="-31.06" calcext:value-type="float">
            <text:p>-31.06</text:p>
          </table:table-cell>
          <table:table-cell office:value-type="float" office:value="-32.82" calcext:value-type="float">
            <text:p>-32.82</text:p>
          </table:table-cell>
          <table:table-cell office:value-type="float" office:value="-32.59" calcext:value-type="float">
            <text:p>-32.59</text:p>
          </table:table-cell>
          <table:table-cell office:value-type="float" office:value="-31.45" calcext:value-type="float">
            <text:p>-31.45</text:p>
          </table:table-cell>
          <table:table-cell office:value-type="float" office:value="-30.96" calcext:value-type="float">
            <text:p>-30.96</text:p>
          </table:table-cell>
          <table:table-cell office:value-type="float" office:value="-31.11" calcext:value-type="float">
            <text:p>-31.11</text:p>
          </table:table-cell>
          <table:table-cell office:value-type="float" office:value="-30.89" calcext:value-type="float">
            <text:p>-30.89</text:p>
          </table:table-cell>
          <table:table-cell office:value-type="float" office:value="-31.58" calcext:value-type="float">
            <text:p>-31.58</text:p>
          </table:table-cell>
          <table:table-cell office:value-type="float" office:value="-31.02" calcext:value-type="float">
            <text:p>-31.02</text:p>
          </table:table-cell>
          <table:table-cell office:value-type="float" office:value="-31.4" calcext:value-type="float">
            <text:p>-31.4</text:p>
          </table:table-cell>
          <table:table-cell table:number-columns-repeated="2" office:value-type="float" office:value="-31.23" calcext:value-type="float">
            <text:p>-31.23</text:p>
          </table:table-cell>
          <table:table-cell office:value-type="float" office:value="-35.75" calcext:value-type="float">
            <text:p>-35.75</text:p>
          </table:table-cell>
          <table:table-cell office:value-type="float" office:value="-34.18" calcext:value-type="float">
            <text:p>-34.18</text:p>
          </table:table-cell>
          <table:table-cell office:value-type="float" office:value="-30.8" calcext:value-type="float">
            <text:p>-30.8</text:p>
          </table:table-cell>
          <table:table-cell office:value-type="float" office:value="-31.43" calcext:value-type="float">
            <text:p>-31.43</text:p>
          </table:table-cell>
          <table:table-cell office:value-type="float" office:value="-31.517" calcext:value-type="float">
            <text:p>-31.517</text:p>
          </table:table-cell>
          <table:table-cell office:value-type="float" office:value="1.1413" calcext:value-type="float">
            <text:p>1.1413</text:p>
          </table:table-cell>
          <table:table-cell office:value-type="float" office:value="1.3025" calcext:value-type="float">
            <text:p>1.3025</text:p>
          </table:table-cell>
          <table:table-cell office:value-type="string" calcext:value-type="string">
            <text:p><text:s/>A</text:p>
          </table:table-cell>
          <table:table-cell office:value-type="float" office:value="25" calcext:value-type="float">
            <text:p>25</text:p>
          </table:table-cell>
          <table:table-cell office:value-type="float" office:value="-31.517" calcext:value-type="float">
            <text:p>-31.517</text:p>
          </table:table-cell>
          <table:table-cell office:value-type="float" office:value="1.1413" calcext:value-type="float">
            <text:p>1.1413</text:p>
          </table:table-cell>
          <table:table-cell office:value-type="float" office:value="1.3025" calcext:value-type="float">
            <text:p>1.302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2.22" calcext:value-type="float">
            <text:p>-32.22</text:p>
          </table:table-cell>
          <table:table-cell office:value-type="float" office:value="-32.01" calcext:value-type="float">
            <text:p>-32.01</text:p>
          </table:table-cell>
          <table:table-cell office:value-type="float" office:value="-32.54" calcext:value-type="float">
            <text:p>-32.54</text:p>
          </table:table-cell>
          <table:table-cell office:value-type="float" office:value="-32.3" calcext:value-type="float">
            <text:p>-32.3</text:p>
          </table:table-cell>
          <table:table-cell office:value-type="float" office:value="-32.16" calcext:value-type="float">
            <text:p>-32.16</text:p>
          </table:table-cell>
          <table:table-cell office:value-type="float" office:value="-32.22" calcext:value-type="float">
            <text:p>-32.22</text:p>
          </table:table-cell>
          <table:table-cell office:value-type="float" office:value="-34.74" calcext:value-type="float">
            <text:p>-34.74</text:p>
          </table:table-cell>
          <table:table-cell office:value-type="float" office:value="-32.83" calcext:value-type="float">
            <text:p>-32.83</text:p>
          </table:table-cell>
          <table:table-cell office:value-type="float" office:value="-30" calcext:value-type="float">
            <text:p>-30</text:p>
          </table:table-cell>
          <table:table-cell office:value-type="float" office:value="-32.51" calcext:value-type="float">
            <text:p>-32.51</text:p>
          </table:table-cell>
          <table:table-cell office:value-type="float" office:value="-32.11" calcext:value-type="float">
            <text:p>-32.11</text:p>
          </table:table-cell>
          <table:table-cell office:value-type="float" office:value="-32.28" calcext:value-type="float">
            <text:p>-32.28</text:p>
          </table:table-cell>
          <table:table-cell office:value-type="float" office:value="-32.47" calcext:value-type="float">
            <text:p>-32.47</text:p>
          </table:table-cell>
          <table:table-cell office:value-type="float" office:value="-32.29" calcext:value-type="float">
            <text:p>-32.29</text:p>
          </table:table-cell>
          <table:table-cell office:value-type="float" office:value="-30.57" calcext:value-type="float">
            <text:p>-30.57</text:p>
          </table:table-cell>
          <table:table-cell office:value-type="float" office:value="-32.68" calcext:value-type="float">
            <text:p>-32.68</text:p>
          </table:table-cell>
          <table:table-cell office:value-type="float" office:value="-35.69" calcext:value-type="float">
            <text:p>-35.69</text:p>
          </table:table-cell>
          <table:table-cell office:value-type="float" office:value="-32.5" calcext:value-type="float">
            <text:p>-32.5</text:p>
          </table:table-cell>
          <table:table-cell office:value-type="float" office:value="-32.37" calcext:value-type="float">
            <text:p>-32.37</text:p>
          </table:table-cell>
          <table:table-cell office:value-type="float" office:value="-32.19" calcext:value-type="float">
            <text:p>-32.19</text:p>
          </table:table-cell>
          <table:table-cell office:value-type="float" office:value="-32.31" calcext:value-type="float">
            <text:p>-32.31</text:p>
          </table:table-cell>
          <table:table-cell office:value-type="float" office:value="-32.38" calcext:value-type="float">
            <text:p>-32.38</text:p>
          </table:table-cell>
          <table:table-cell office:value-type="float" office:value="-32.19" calcext:value-type="float">
            <text:p>-32.19</text:p>
          </table:table-cell>
          <table:table-cell office:value-type="float" office:value="-32.26" calcext:value-type="float">
            <text:p>-32.26</text:p>
          </table:table-cell>
          <table:table-cell office:value-type="float" office:value="-31.97" calcext:value-type="float">
            <text:p>-31.97</text:p>
          </table:table-cell>
          <table:table-cell office:value-type="float" office:value="-34.13" calcext:value-type="float">
            <text:p>-34.13</text:p>
          </table:table-cell>
          <table:table-cell office:value-type="float" office:value="-34.03" calcext:value-type="float">
            <text:p>-34.03</text:p>
          </table:table-cell>
          <table:table-cell office:value-type="float" office:value="-32.46" calcext:value-type="float">
            <text:p>-32.46</text:p>
          </table:table-cell>
          <table:table-cell office:value-type="float" office:value="-32.32" calcext:value-type="float">
            <text:p>-32.32</text:p>
          </table:table-cell>
          <table:table-cell office:value-type="float" office:value="-32.5047" calcext:value-type="float">
            <text:p>-32.5047</text:p>
          </table:table-cell>
          <table:table-cell office:value-type="float" office:value="1.0287" calcext:value-type="float">
            <text:p>1.0287</text:p>
          </table:table-cell>
          <table:table-cell office:value-type="float" office:value="1.0582" calcext:value-type="float">
            <text:p>1.0582</text:p>
          </table:table-cell>
          <table:table-cell office:value-type="string" calcext:value-type="string">
            <text:p><text:s/>A</text:p>
          </table:table-cell>
          <table:table-cell office:value-type="float" office:value="30" calcext:value-type="float">
            <text:p>30</text:p>
          </table:table-cell>
          <table:table-cell office:value-type="float" office:value="-32.5047" calcext:value-type="float">
            <text:p>-32.5047</text:p>
          </table:table-cell>
          <table:table-cell office:value-type="float" office:value="1.0287" calcext:value-type="float">
            <text:p>1.0287</text:p>
          </table:table-cell>
          <table:table-cell office:value-type="float" office:value="1.0582" calcext:value-type="float">
            <text:p>1.058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3.65" calcext:value-type="float">
            <text:p>-33.65</text:p>
          </table:table-cell>
          <table:table-cell office:value-type="float" office:value="-33.3" calcext:value-type="float">
            <text:p>-33.3</text:p>
          </table:table-cell>
          <table:table-cell office:value-type="float" office:value="-33.56" calcext:value-type="float">
            <text:p>-33.56</text:p>
          </table:table-cell>
          <table:table-cell office:value-type="float" office:value="-33.46" calcext:value-type="float">
            <text:p>-33.46</text:p>
          </table:table-cell>
          <table:table-cell office:value-type="float" office:value="-33.62" calcext:value-type="float">
            <text:p>-33.62</text:p>
          </table:table-cell>
          <table:table-cell office:value-type="float" office:value="-33.57" calcext:value-type="float">
            <text:p>-33.57</text:p>
          </table:table-cell>
          <table:table-cell office:value-type="float" office:value="-38.23" calcext:value-type="float">
            <text:p>-38.23</text:p>
          </table:table-cell>
          <table:table-cell office:value-type="float" office:value="-35.75" calcext:value-type="float">
            <text:p>-35.75</text:p>
          </table:table-cell>
          <table:table-cell office:value-type="float" office:value="-33.42" calcext:value-type="float">
            <text:p>-33.42</text:p>
          </table:table-cell>
          <table:table-cell office:value-type="float" office:value="-33.34" calcext:value-type="float">
            <text:p>-33.34</text:p>
          </table:table-cell>
          <table:table-cell office:value-type="float" office:value="-33.37" calcext:value-type="float">
            <text:p>-33.37</text:p>
          </table:table-cell>
          <table:table-cell office:value-type="float" office:value="-33.44" calcext:value-type="float">
            <text:p>-33.44</text:p>
          </table:table-cell>
          <table:table-cell office:value-type="float" office:value="-33.5" calcext:value-type="float">
            <text:p>-33.5</text:p>
          </table:table-cell>
          <table:table-cell office:value-type="float" office:value="-33.56" calcext:value-type="float">
            <text:p>-33.56</text:p>
          </table:table-cell>
          <table:table-cell office:value-type="float" office:value="-32.44" calcext:value-type="float">
            <text:p>-32.44</text:p>
          </table:table-cell>
          <table:table-cell office:value-type="float" office:value="-33.4" calcext:value-type="float">
            <text:p>-33.4</text:p>
          </table:table-cell>
          <table:table-cell office:value-type="float" office:value="-33.82" calcext:value-type="float">
            <text:p>-33.82</text:p>
          </table:table-cell>
          <table:table-cell office:value-type="float" office:value="-34.98" calcext:value-type="float">
            <text:p>-34.98</text:p>
          </table:table-cell>
          <table:table-cell office:value-type="float" office:value="-34.03" calcext:value-type="float">
            <text:p>-34.03</text:p>
          </table:table-cell>
          <table:table-cell office:value-type="float" office:value="-33.34" calcext:value-type="float">
            <text:p>-33.34</text:p>
          </table:table-cell>
          <table:table-cell office:value-type="float" office:value="-32.94" calcext:value-type="float">
            <text:p>-32.94</text:p>
          </table:table-cell>
          <table:table-cell office:value-type="float" office:value="-33.44" calcext:value-type="float">
            <text:p>-33.44</text:p>
          </table:table-cell>
          <table:table-cell office:value-type="float" office:value="-33.81" calcext:value-type="float">
            <text:p>-33.81</text:p>
          </table:table-cell>
          <table:table-cell office:value-type="float" office:value="-33.29" calcext:value-type="float">
            <text:p>-33.29</text:p>
          </table:table-cell>
          <table:table-cell office:value-type="float" office:value="-33.42" calcext:value-type="float">
            <text:p>-33.42</text:p>
          </table:table-cell>
          <table:table-cell office:value-type="float" office:value="-33.6" calcext:value-type="float">
            <text:p>-33.6</text:p>
          </table:table-cell>
          <table:table-cell office:value-type="float" office:value="-33.44" calcext:value-type="float">
            <text:p>-33.44</text:p>
          </table:table-cell>
          <table:table-cell office:value-type="float" office:value="-35.14" calcext:value-type="float">
            <text:p>-35.14</text:p>
          </table:table-cell>
          <table:table-cell office:value-type="float" office:value="-33.93" calcext:value-type="float">
            <text:p>-33.93</text:p>
          </table:table-cell>
          <table:table-cell office:value-type="float" office:value="-33.5" calcext:value-type="float">
            <text:p>-33.5</text:p>
          </table:table-cell>
          <table:table-cell office:value-type="float" office:value="-33.8097" calcext:value-type="float">
            <text:p>-33.8097</text:p>
          </table:table-cell>
          <table:table-cell office:value-type="float" office:value="1.0293" calcext:value-type="float">
            <text:p>1.0293</text:p>
          </table:table-cell>
          <table:table-cell office:value-type="float" office:value="1.0595" calcext:value-type="float">
            <text:p>1.0595</text:p>
          </table:table-cell>
          <table:table-cell office:value-type="string" calcext:value-type="string">
            <text:p><text:s/>A</text:p>
          </table:table-cell>
          <table:table-cell office:value-type="float" office:value="35" calcext:value-type="float">
            <text:p>35</text:p>
          </table:table-cell>
          <table:table-cell office:value-type="float" office:value="-33.8097" calcext:value-type="float">
            <text:p>-33.8097</text:p>
          </table:table-cell>
          <table:table-cell office:value-type="float" office:value="1.0293" calcext:value-type="float">
            <text:p>1.0293</text:p>
          </table:table-cell>
          <table:table-cell office:value-type="float" office:value="1.0595" calcext:value-type="float">
            <text:p>1.059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4.76" calcext:value-type="float">
            <text:p>-34.76</text:p>
          </table:table-cell>
          <table:table-cell office:value-type="float" office:value="-37.73" calcext:value-type="float">
            <text:p>-37.73</text:p>
          </table:table-cell>
          <table:table-cell office:value-type="float" office:value="-36.2" calcext:value-type="float">
            <text:p>-36.2</text:p>
          </table:table-cell>
          <table:table-cell office:value-type="float" office:value="-34.56" calcext:value-type="float">
            <text:p>-34.56</text:p>
          </table:table-cell>
          <table:table-cell office:value-type="float" office:value="-34.82" calcext:value-type="float">
            <text:p>-34.82</text:p>
          </table:table-cell>
          <table:table-cell office:value-type="float" office:value="-35.45" calcext:value-type="float">
            <text:p>-35.45</text:p>
          </table:table-cell>
          <table:table-cell office:value-type="float" office:value="-34.58" calcext:value-type="float">
            <text:p>-34.58</text:p>
          </table:table-cell>
          <table:table-cell office:value-type="float" office:value="-35.14" calcext:value-type="float">
            <text:p>-35.14</text:p>
          </table:table-cell>
          <table:table-cell office:value-type="float" office:value="-34.67" calcext:value-type="float">
            <text:p>-34.67</text:p>
          </table:table-cell>
          <table:table-cell office:value-type="float" office:value="-34.73" calcext:value-type="float">
            <text:p>-34.73</text:p>
          </table:table-cell>
          <table:table-cell office:value-type="float" office:value="-35.57" calcext:value-type="float">
            <text:p>-35.57</text:p>
          </table:table-cell>
          <table:table-cell office:value-type="float" office:value="-36.19" calcext:value-type="float">
            <text:p>-36.19</text:p>
          </table:table-cell>
          <table:table-cell office:value-type="float" office:value="-36.58" calcext:value-type="float">
            <text:p>-36.58</text:p>
          </table:table-cell>
          <table:table-cell office:value-type="float" office:value="-34.24" calcext:value-type="float">
            <text:p>-34.24</text:p>
          </table:table-cell>
          <table:table-cell office:value-type="float" office:value="-34.58" calcext:value-type="float">
            <text:p>-34.58</text:p>
          </table:table-cell>
          <table:table-cell office:value-type="float" office:value="-35.11" calcext:value-type="float">
            <text:p>-35.11</text:p>
          </table:table-cell>
          <table:table-cell office:value-type="float" office:value="-34.63" calcext:value-type="float">
            <text:p>-34.63</text:p>
          </table:table-cell>
          <table:table-cell office:value-type="float" office:value="-34.86" calcext:value-type="float">
            <text:p>-34.86</text:p>
          </table:table-cell>
          <table:table-cell office:value-type="float" office:value="-34.58" calcext:value-type="float">
            <text:p>-34.58</text:p>
          </table:table-cell>
          <table:table-cell office:value-type="float" office:value="-34.87" calcext:value-type="float">
            <text:p>-34.87</text:p>
          </table:table-cell>
          <table:table-cell office:value-type="float" office:value="-31.7" calcext:value-type="float">
            <text:p>-31.7</text:p>
          </table:table-cell>
          <table:table-cell office:value-type="float" office:value="-34.58" calcext:value-type="float">
            <text:p>-34.58</text:p>
          </table:table-cell>
          <table:table-cell office:value-type="float" office:value="-35.25" calcext:value-type="float">
            <text:p>-35.25</text:p>
          </table:table-cell>
          <table:table-cell office:value-type="float" office:value="-38.35" calcext:value-type="float">
            <text:p>-38.35</text:p>
          </table:table-cell>
          <table:table-cell office:value-type="float" office:value="-34.92" calcext:value-type="float">
            <text:p>-34.92</text:p>
          </table:table-cell>
          <table:table-cell office:value-type="float" office:value="-34.65" calcext:value-type="float">
            <text:p>-34.65</text:p>
          </table:table-cell>
          <table:table-cell office:value-type="float" office:value="-35.21" calcext:value-type="float">
            <text:p>-35.21</text:p>
          </table:table-cell>
          <table:table-cell office:value-type="float" office:value="-34.51" calcext:value-type="float">
            <text:p>-34.51</text:p>
          </table:table-cell>
          <table:table-cell office:value-type="float" office:value="-35.13" calcext:value-type="float">
            <text:p>-35.13</text:p>
          </table:table-cell>
          <table:table-cell office:value-type="float" office:value="-34.62" calcext:value-type="float">
            <text:p>-34.62</text:p>
          </table:table-cell>
          <table:table-cell office:value-type="float" office:value="-35.0923" calcext:value-type="float">
            <text:p>-35.0923</text:p>
          </table:table-cell>
          <table:table-cell office:value-type="float" office:value="1.1222" calcext:value-type="float">
            <text:p>1.1222</text:p>
          </table:table-cell>
          <table:table-cell office:value-type="float" office:value="1.2593" calcext:value-type="float">
            <text:p>1.2593</text:p>
          </table:table-cell>
          <table:table-cell office:value-type="string" calcext:value-type="string">
            <text:p><text:s/>A</text:p>
          </table:table-cell>
          <table:table-cell office:value-type="float" office:value="40" calcext:value-type="float">
            <text:p>40</text:p>
          </table:table-cell>
          <table:table-cell office:value-type="float" office:value="-35.0923" calcext:value-type="float">
            <text:p>-35.0923</text:p>
          </table:table-cell>
          <table:table-cell office:value-type="float" office:value="1.1222" calcext:value-type="float">
            <text:p>1.1222</text:p>
          </table:table-cell>
          <table:table-cell office:value-type="float" office:value="1.2593" calcext:value-type="float">
            <text:p>1.2593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6.7" calcext:value-type="float">
            <text:p>-36.7</text:p>
          </table:table-cell>
          <table:table-cell office:value-type="float" office:value="-36.79" calcext:value-type="float">
            <text:p>-36.79</text:p>
          </table:table-cell>
          <table:table-cell office:value-type="float" office:value="-39.53" calcext:value-type="float">
            <text:p>-39.53</text:p>
          </table:table-cell>
          <table:table-cell office:value-type="float" office:value="-36.81" calcext:value-type="float">
            <text:p>-36.81</text:p>
          </table:table-cell>
          <table:table-cell office:value-type="float" office:value="-36.21" calcext:value-type="float">
            <text:p>-36.21</text:p>
          </table:table-cell>
          <table:table-cell office:value-type="float" office:value="-36.58" calcext:value-type="float">
            <text:p>-36.58</text:p>
          </table:table-cell>
          <table:table-cell office:value-type="float" office:value="-35.89" calcext:value-type="float">
            <text:p>-35.89</text:p>
          </table:table-cell>
          <table:table-cell office:value-type="float" office:value="-36.29" calcext:value-type="float">
            <text:p>-36.29</text:p>
          </table:table-cell>
          <table:table-cell office:value-type="float" office:value="-36.38" calcext:value-type="float">
            <text:p>-36.38</text:p>
          </table:table-cell>
          <table:table-cell office:value-type="float" office:value="-36.54" calcext:value-type="float">
            <text:p>-36.54</text:p>
          </table:table-cell>
          <table:table-cell office:value-type="float" office:value="-35.96" calcext:value-type="float">
            <text:p>-35.96</text:p>
          </table:table-cell>
          <table:table-cell office:value-type="float" office:value="-37.16" calcext:value-type="float">
            <text:p>-37.16</text:p>
          </table:table-cell>
          <table:table-cell office:value-type="float" office:value="-37.55" calcext:value-type="float">
            <text:p>-37.55</text:p>
          </table:table-cell>
          <table:table-cell office:value-type="float" office:value="-37.82" calcext:value-type="float">
            <text:p>-37.82</text:p>
          </table:table-cell>
          <table:table-cell office:value-type="float" office:value="-36.12" calcext:value-type="float">
            <text:p>-36.12</text:p>
          </table:table-cell>
          <table:table-cell office:value-type="float" office:value="-36.67" calcext:value-type="float">
            <text:p>-36.67</text:p>
          </table:table-cell>
          <table:table-cell office:value-type="float" office:value="-36.1" calcext:value-type="float">
            <text:p>-36.1</text:p>
          </table:table-cell>
          <table:table-cell office:value-type="float" office:value="-36.84" calcext:value-type="float">
            <text:p>-36.84</text:p>
          </table:table-cell>
          <table:table-cell office:value-type="float" office:value="-36.35" calcext:value-type="float">
            <text:p>-36.35</text:p>
          </table:table-cell>
          <table:table-cell office:value-type="float" office:value="-36.44" calcext:value-type="float">
            <text:p>-36.44</text:p>
          </table:table-cell>
          <table:table-cell office:value-type="float" office:value="-35.93" calcext:value-type="float">
            <text:p>-35.93</text:p>
          </table:table-cell>
          <table:table-cell office:value-type="float" office:value="-36.28" calcext:value-type="float">
            <text:p>-36.28</text:p>
          </table:table-cell>
          <table:table-cell office:value-type="float" office:value="-36.27" calcext:value-type="float">
            <text:p>-36.27</text:p>
          </table:table-cell>
          <table:table-cell office:value-type="float" office:value="-39.05" calcext:value-type="float">
            <text:p>-39.05</text:p>
          </table:table-cell>
          <table:table-cell office:value-type="float" office:value="-36.88" calcext:value-type="float">
            <text:p>-36.88</text:p>
          </table:table-cell>
          <table:table-cell office:value-type="float" office:value="-35.4" calcext:value-type="float">
            <text:p>-35.4</text:p>
          </table:table-cell>
          <table:table-cell office:value-type="float" office:value="-36.35" calcext:value-type="float">
            <text:p>-36.35</text:p>
          </table:table-cell>
          <table:table-cell office:value-type="float" office:value="-36.54" calcext:value-type="float">
            <text:p>-36.54</text:p>
          </table:table-cell>
          <table:table-cell office:value-type="float" office:value="-36.37" calcext:value-type="float">
            <text:p>-36.37</text:p>
          </table:table-cell>
          <table:table-cell office:value-type="float" office:value="-36.12" calcext:value-type="float">
            <text:p>-36.12</text:p>
          </table:table-cell>
          <table:table-cell office:value-type="float" office:value="-36.664" calcext:value-type="float">
            <text:p>-36.664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7211" calcext:value-type="float">
            <text:p>0.7211</text:p>
          </table:table-cell>
          <table:table-cell office:value-type="string" calcext:value-type="string">
            <text:p><text:s/>A</text:p>
          </table:table-cell>
          <table:table-cell office:value-type="float" office:value="45" calcext:value-type="float">
            <text:p>45</text:p>
          </table:table-cell>
          <table:table-cell office:value-type="float" office:value="-36.664" calcext:value-type="float">
            <text:p>-36.664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7211" calcext:value-type="float">
            <text:p>0.7211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9.37" calcext:value-type="float">
            <text:p>-39.37</text:p>
          </table:table-cell>
          <table:table-cell office:value-type="float" office:value="-42.78" calcext:value-type="float">
            <text:p>-42.78</text:p>
          </table:table-cell>
          <table:table-cell office:value-type="float" office:value="-38.17" calcext:value-type="float">
            <text:p>-38.17</text:p>
          </table:table-cell>
          <table:table-cell office:value-type="float" office:value="-37.89" calcext:value-type="float">
            <text:p>-37.89</text:p>
          </table:table-cell>
          <table:table-cell office:value-type="float" office:value="-38.08" calcext:value-type="float">
            <text:p>-38.08</text:p>
          </table:table-cell>
          <table:table-cell office:value-type="float" office:value="-38.58" calcext:value-type="float">
            <text:p>-38.58</text:p>
          </table:table-cell>
          <table:table-cell office:value-type="float" office:value="-37.85" calcext:value-type="float">
            <text:p>-37.85</text:p>
          </table:table-cell>
          <table:table-cell office:value-type="float" office:value="-38.27" calcext:value-type="float">
            <text:p>-38.27</text:p>
          </table:table-cell>
          <table:table-cell office:value-type="float" office:value="-37.37" calcext:value-type="float">
            <text:p>-37.37</text:p>
          </table:table-cell>
          <table:table-cell office:value-type="float" office:value="-38.07" calcext:value-type="float">
            <text:p>-38.07</text:p>
          </table:table-cell>
          <table:table-cell office:value-type="float" office:value="-39.84" calcext:value-type="float">
            <text:p>-39.84</text:p>
          </table:table-cell>
          <table:table-cell office:value-type="float" office:value="-37.81" calcext:value-type="float">
            <text:p>-37.81</text:p>
          </table:table-cell>
          <table:table-cell office:value-type="float" office:value="-38.05" calcext:value-type="float">
            <text:p>-38.05</text:p>
          </table:table-cell>
          <table:table-cell office:value-type="float" office:value="-37.91" calcext:value-type="float">
            <text:p>-37.91</text:p>
          </table:table-cell>
          <table:table-cell office:value-type="float" office:value="-38.03" calcext:value-type="float">
            <text:p>-38.03</text:p>
          </table:table-cell>
          <table:table-cell office:value-type="float" office:value="-38.07" calcext:value-type="float">
            <text:p>-38.07</text:p>
          </table:table-cell>
          <table:table-cell office:value-type="float" office:value="-38.13" calcext:value-type="float">
            <text:p>-38.13</text:p>
          </table:table-cell>
          <table:table-cell office:value-type="float" office:value="-37.88" calcext:value-type="float">
            <text:p>-37.88</text:p>
          </table:table-cell>
          <table:table-cell office:value-type="float" office:value="-38.01" calcext:value-type="float">
            <text:p>-38.01</text:p>
          </table:table-cell>
          <table:table-cell office:value-type="float" office:value="-38.49" calcext:value-type="float">
            <text:p>-38.49</text:p>
          </table:table-cell>
          <table:table-cell office:value-type="float" office:value="-41.24" calcext:value-type="float">
            <text:p>-41.24</text:p>
          </table:table-cell>
          <table:table-cell office:value-type="float" office:value="-38.1" calcext:value-type="float">
            <text:p>-38.1</text:p>
          </table:table-cell>
          <table:table-cell office:value-type="float" office:value="-38.02" calcext:value-type="float">
            <text:p>-38.02</text:p>
          </table:table-cell>
          <table:table-cell office:value-type="float" office:value="-38" calcext:value-type="float">
            <text:p>-38</text:p>
          </table:table-cell>
          <table:table-cell office:value-type="float" office:value="-38.59" calcext:value-type="float">
            <text:p>-38.59</text:p>
          </table:table-cell>
          <table:table-cell office:value-type="float" office:value="-37.87" calcext:value-type="float">
            <text:p>-37.87</text:p>
          </table:table-cell>
          <table:table-cell office:value-type="float" office:value="-38.21" calcext:value-type="float">
            <text:p>-38.21</text:p>
          </table:table-cell>
          <table:table-cell office:value-type="float" office:value="-37.91" calcext:value-type="float">
            <text:p>-37.91</text:p>
          </table:table-cell>
          <table:table-cell office:value-type="float" office:value="-38.2" calcext:value-type="float">
            <text:p>-38.2</text:p>
          </table:table-cell>
          <table:table-cell office:value-type="float" office:value="-37.48" calcext:value-type="float">
            <text:p>-37.48</text:p>
          </table:table-cell>
          <table:table-cell office:value-type="float" office:value="-38.409" calcext:value-type="float">
            <text:p>-38.409</text:p>
          </table:table-cell>
          <table:table-cell office:value-type="float" office:value="1.0883" calcext:value-type="float">
            <text:p>1.0883</text:p>
          </table:table-cell>
          <table:table-cell office:value-type="float" office:value="1.1844" calcext:value-type="float">
            <text:p>1.1844</text:p>
          </table:table-cell>
          <table:table-cell office:value-type="string" calcext:value-type="string">
            <text:p><text:s/>A</text:p>
          </table:table-cell>
          <table:table-cell office:value-type="float" office:value="50" calcext:value-type="float">
            <text:p>50</text:p>
          </table:table-cell>
          <table:table-cell office:value-type="float" office:value="-38.409" calcext:value-type="float">
            <text:p>-38.409</text:p>
          </table:table-cell>
          <table:table-cell office:value-type="float" office:value="1.0883" calcext:value-type="float">
            <text:p>1.0883</text:p>
          </table:table-cell>
          <table:table-cell office:value-type="float" office:value="1.1844" calcext:value-type="float">
            <text:p>1.1844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9.83" calcext:value-type="float">
            <text:p>-39.83</text:p>
          </table:table-cell>
          <table:table-cell office:value-type="float" office:value="-39.84" calcext:value-type="float">
            <text:p>-39.84</text:p>
          </table:table-cell>
          <table:table-cell office:value-type="float" office:value="-40.21" calcext:value-type="float">
            <text:p>-40.21</text:p>
          </table:table-cell>
          <table:table-cell office:value-type="float" office:value="-40.13" calcext:value-type="float">
            <text:p>-40.13</text:p>
          </table:table-cell>
          <table:table-cell office:value-type="float" office:value="-44.52" calcext:value-type="float">
            <text:p>-44.52</text:p>
          </table:table-cell>
          <table:table-cell office:value-type="float" office:value="-39.95" calcext:value-type="float">
            <text:p>-39.95</text:p>
          </table:table-cell>
          <table:table-cell office:value-type="float" office:value="-40.02" calcext:value-type="float">
            <text:p>-40.02</text:p>
          </table:table-cell>
          <table:table-cell office:value-type="float" office:value="-39.77" calcext:value-type="float">
            <text:p>-39.77</text:p>
          </table:table-cell>
          <table:table-cell office:value-type="float" office:value="-43.12" calcext:value-type="float">
            <text:p>-43.12</text:p>
          </table:table-cell>
          <table:table-cell office:value-type="float" office:value="-40.11" calcext:value-type="float">
            <text:p>-40.11</text:p>
          </table:table-cell>
          <table:table-cell office:value-type="float" office:value="-39.82" calcext:value-type="float">
            <text:p>-39.82</text:p>
          </table:table-cell>
          <table:table-cell office:value-type="float" office:value="-39.89" calcext:value-type="float">
            <text:p>-39.89</text:p>
          </table:table-cell>
          <table:table-cell office:value-type="float" office:value="-40.01" calcext:value-type="float">
            <text:p>-40.01</text:p>
          </table:table-cell>
          <table:table-cell office:value-type="float" office:value="-41.2" calcext:value-type="float">
            <text:p>-41.2</text:p>
          </table:table-cell>
          <table:table-cell office:value-type="float" office:value="-40.79" calcext:value-type="float">
            <text:p>-40.79</text:p>
          </table:table-cell>
          <table:table-cell office:value-type="float" office:value="-39.96" calcext:value-type="float">
            <text:p>-39.96</text:p>
          </table:table-cell>
          <table:table-cell office:value-type="float" office:value="-38.66" calcext:value-type="float">
            <text:p>-38.66</text:p>
          </table:table-cell>
          <table:table-cell office:value-type="float" office:value="-40.06" calcext:value-type="float">
            <text:p>-40.06</text:p>
          </table:table-cell>
          <table:table-cell office:value-type="float" office:value="-39.88" calcext:value-type="float">
            <text:p>-39.88</text:p>
          </table:table-cell>
          <table:table-cell office:value-type="float" office:value="-39.92" calcext:value-type="float">
            <text:p>-39.92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43.17" calcext:value-type="float">
            <text:p>-43.17</text:p>
          </table:table-cell>
          <table:table-cell office:value-type="float" office:value="-43.48" calcext:value-type="float">
            <text:p>-43.48</text:p>
          </table:table-cell>
          <table:table-cell office:value-type="float" office:value="-39.84" calcext:value-type="float">
            <text:p>-39.84</text:p>
          </table:table-cell>
          <table:table-cell office:value-type="float" office:value="-40.28" calcext:value-type="float">
            <text:p>-40.28</text:p>
          </table:table-cell>
          <table:table-cell office:value-type="float" office:value="-39.94" calcext:value-type="float">
            <text:p>-39.94</text:p>
          </table:table-cell>
          <table:table-cell office:value-type="float" office:value="-39.96" calcext:value-type="float">
            <text:p>-39.96</text:p>
          </table:table-cell>
          <table:table-cell table:number-columns-repeated="2" office:value-type="float" office:value="-40.06" calcext:value-type="float">
            <text:p>-40.06</text:p>
          </table:table-cell>
          <table:table-cell office:value-type="float" office:value="-40.4827" calcext:value-type="float">
            <text:p>-40.4827</text:p>
          </table:table-cell>
          <table:table-cell office:value-type="float" office:value="1.2854" calcext:value-type="float">
            <text:p>1.2854</text:p>
          </table:table-cell>
          <table:table-cell office:value-type="float" office:value="1.6522" calcext:value-type="float">
            <text:p>1.6522</text:p>
          </table:table-cell>
          <table:table-cell office:value-type="string" calcext:value-type="string">
            <text:p><text:s/>A</text:p>
          </table:table-cell>
          <table:table-cell office:value-type="float" office:value="55" calcext:value-type="float">
            <text:p>55</text:p>
          </table:table-cell>
          <table:table-cell office:value-type="float" office:value="-40.4827" calcext:value-type="float">
            <text:p>-40.4827</text:p>
          </table:table-cell>
          <table:table-cell office:value-type="float" office:value="1.2854" calcext:value-type="float">
            <text:p>1.2854</text:p>
          </table:table-cell>
          <table:table-cell office:value-type="float" office:value="1.6522" calcext:value-type="float">
            <text:p>1.652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1.74" calcext:value-type="float">
            <text:p>-41.74</text:p>
          </table:table-cell>
          <table:table-cell office:value-type="float" office:value="-41.84" calcext:value-type="float">
            <text:p>-41.84</text:p>
          </table:table-cell>
          <table:table-cell office:value-type="float" office:value="-42.03" calcext:value-type="float">
            <text:p>-42.03</text:p>
          </table:table-cell>
          <table:table-cell office:value-type="float" office:value="-41.75" calcext:value-type="float">
            <text:p>-41.75</text:p>
          </table:table-cell>
          <table:table-cell office:value-type="float" office:value="-42.43" calcext:value-type="float">
            <text:p>-42.43</text:p>
          </table:table-cell>
          <table:table-cell office:value-type="float" office:value="-44.91" calcext:value-type="float">
            <text:p>-44.91</text:p>
          </table:table-cell>
          <table:table-cell office:value-type="float" office:value="-41.78" calcext:value-type="float">
            <text:p>-41.78</text:p>
          </table:table-cell>
          <table:table-cell office:value-type="float" office:value="-41.73" calcext:value-type="float">
            <text:p>-41.73</text:p>
          </table:table-cell>
          <table:table-cell office:value-type="float" office:value="-41.85" calcext:value-type="float">
            <text:p>-41.85</text:p>
          </table:table-cell>
          <table:table-cell office:value-type="float" office:value="-41.96" calcext:value-type="float">
            <text:p>-41.96</text:p>
          </table:table-cell>
          <table:table-cell office:value-type="float" office:value="-41.75" calcext:value-type="float">
            <text:p>-41.75</text:p>
          </table:table-cell>
          <table:table-cell office:value-type="float" office:value="-44.19" calcext:value-type="float">
            <text:p>-44.19</text:p>
          </table:table-cell>
          <table:table-cell office:value-type="float" office:value="-41.92" calcext:value-type="float">
            <text:p>-41.92</text:p>
          </table:table-cell>
          <table:table-cell office:value-type="float" office:value="-41.84" calcext:value-type="float">
            <text:p>-41.84</text:p>
          </table:table-cell>
          <table:table-cell office:value-type="float" office:value="-44.61" calcext:value-type="float">
            <text:p>-44.61</text:p>
          </table:table-cell>
          <table:table-cell office:value-type="float" office:value="-42.28" calcext:value-type="float">
            <text:p>-42.28</text:p>
          </table:table-cell>
          <table:table-cell office:value-type="float" office:value="-42.19" calcext:value-type="float">
            <text:p>-42.19</text:p>
          </table:table-cell>
          <table:table-cell office:value-type="float" office:value="-41.88" calcext:value-type="float">
            <text:p>-41.88</text:p>
          </table:table-cell>
          <table:table-cell office:value-type="float" office:value="-41.94" calcext:value-type="float">
            <text:p>-41.94</text:p>
          </table:table-cell>
          <table:table-cell office:value-type="float" office:value="-41.65" calcext:value-type="float">
            <text:p>-41.65</text:p>
          </table:table-cell>
          <table:table-cell office:value-type="float" office:value="-42.15" calcext:value-type="float">
            <text:p>-42.15</text:p>
          </table:table-cell>
          <table:table-cell office:value-type="float" office:value="-42.29" calcext:value-type="float">
            <text:p>-42.29</text:p>
          </table:table-cell>
          <table:table-cell office:value-type="float" office:value="-46.31" calcext:value-type="float">
            <text:p>-46.31</text:p>
          </table:table-cell>
          <table:table-cell office:value-type="float" office:value="-44.11" calcext:value-type="float">
            <text:p>-44.11</text:p>
          </table:table-cell>
          <table:table-cell office:value-type="float" office:value="-41.84" calcext:value-type="float">
            <text:p>-41.84</text:p>
          </table:table-cell>
          <table:table-cell office:value-type="float" office:value="-41.88" calcext:value-type="float">
            <text:p>-41.88</text:p>
          </table:table-cell>
          <table:table-cell office:value-type="float" office:value="-41.95" calcext:value-type="float">
            <text:p>-41.95</text:p>
          </table:table-cell>
          <table:table-cell office:value-type="float" office:value="-41.67" calcext:value-type="float">
            <text:p>-41.67</text:p>
          </table:table-cell>
          <table:table-cell office:value-type="float" office:value="-41.89" calcext:value-type="float">
            <text:p>-41.89</text:p>
          </table:table-cell>
          <table:table-cell office:value-type="float" office:value="-41.67" calcext:value-type="float">
            <text:p>-41.67</text:p>
          </table:table-cell>
          <table:table-cell office:value-type="float" office:value="-42.401" calcext:value-type="float">
            <text:p>-42.401</text:p>
          </table:table-cell>
          <table:table-cell office:value-type="float" office:value="1.1474" calcext:value-type="float">
            <text:p>1.1474</text:p>
          </table:table-cell>
          <table:table-cell office:value-type="float" office:value="1.3165" calcext:value-type="float">
            <text:p>1.3165</text:p>
          </table:table-cell>
          <table:table-cell office:value-type="string" calcext:value-type="string">
            <text:p><text:s/>A</text:p>
          </table:table-cell>
          <table:table-cell office:value-type="float" office:value="60" calcext:value-type="float">
            <text:p>60</text:p>
          </table:table-cell>
          <table:table-cell office:value-type="float" office:value="-42.401" calcext:value-type="float">
            <text:p>-42.401</text:p>
          </table:table-cell>
          <table:table-cell office:value-type="float" office:value="1.1474" calcext:value-type="float">
            <text:p>1.1474</text:p>
          </table:table-cell>
          <table:table-cell office:value-type="float" office:value="1.3165" calcext:value-type="float">
            <text:p>1.316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3.94" calcext:value-type="float">
            <text:p>-43.94</text:p>
          </table:table-cell>
          <table:table-cell office:value-type="float" office:value="-43.59" calcext:value-type="float">
            <text:p>-43.59</text:p>
          </table:table-cell>
          <table:table-cell office:value-type="float" office:value="-43.66" calcext:value-type="float">
            <text:p>-43.66</text:p>
          </table:table-cell>
          <table:table-cell office:value-type="float" office:value="-45.35" calcext:value-type="float">
            <text:p>-45.35</text:p>
          </table:table-cell>
          <table:table-cell office:value-type="float" office:value="-43.39" calcext:value-type="float">
            <text:p>-43.39</text:p>
          </table:table-cell>
          <table:table-cell office:value-type="float" office:value="-43.7" calcext:value-type="float">
            <text:p>-43.7</text:p>
          </table:table-cell>
          <table:table-cell office:value-type="float" office:value="-47.84" calcext:value-type="float">
            <text:p>-47.84</text:p>
          </table:table-cell>
          <table:table-cell office:value-type="float" office:value="-45.21" calcext:value-type="float">
            <text:p>-45.21</text:p>
          </table:table-cell>
          <table:table-cell table:number-columns-repeated="2" office:value-type="float" office:value="-43.68" calcext:value-type="float">
            <text:p>-43.68</text:p>
          </table:table-cell>
          <table:table-cell office:value-type="float" office:value="-43.77" calcext:value-type="float">
            <text:p>-43.77</text:p>
          </table:table-cell>
          <table:table-cell office:value-type="float" office:value="-43.8" calcext:value-type="float">
            <text:p>-43.8</text:p>
          </table:table-cell>
          <table:table-cell office:value-type="float" office:value="-43.6" calcext:value-type="float">
            <text:p>-43.6</text:p>
          </table:table-cell>
          <table:table-cell office:value-type="float" office:value="-43.81" calcext:value-type="float">
            <text:p>-43.81</text:p>
          </table:table-cell>
          <table:table-cell office:value-type="float" office:value="-39.65" calcext:value-type="float">
            <text:p>-39.65</text:p>
          </table:table-cell>
          <table:table-cell office:value-type="float" office:value="-43.46" calcext:value-type="float">
            <text:p>-43.46</text:p>
          </table:table-cell>
          <table:table-cell office:value-type="float" office:value="-46.03" calcext:value-type="float">
            <text:p>-46.03</text:p>
          </table:table-cell>
          <table:table-cell office:value-type="float" office:value="-46.62" calcext:value-type="float">
            <text:p>-46.62</text:p>
          </table:table-cell>
          <table:table-cell office:value-type="float" office:value="-43.68" calcext:value-type="float">
            <text:p>-43.68</text:p>
          </table:table-cell>
          <table:table-cell office:value-type="float" office:value="-43.96" calcext:value-type="float">
            <text:p>-43.96</text:p>
          </table:table-cell>
          <table:table-cell office:value-type="float" office:value="-43.55" calcext:value-type="float">
            <text:p>-43.55</text:p>
          </table:table-cell>
          <table:table-cell office:value-type="float" office:value="-43.69" calcext:value-type="float">
            <text:p>-43.69</text:p>
          </table:table-cell>
          <table:table-cell office:value-type="float" office:value="-44.43" calcext:value-type="float">
            <text:p>-44.43</text:p>
          </table:table-cell>
          <table:table-cell office:value-type="float" office:value="-43.44" calcext:value-type="float">
            <text:p>-43.44</text:p>
          </table:table-cell>
          <table:table-cell office:value-type="float" office:value="-43.57" calcext:value-type="float">
            <text:p>-43.57</text:p>
          </table:table-cell>
          <table:table-cell office:value-type="float" office:value="-44.08" calcext:value-type="float">
            <text:p>-44.08</text:p>
          </table:table-cell>
          <table:table-cell office:value-type="float" office:value="-44.04" calcext:value-type="float">
            <text:p>-44.04</text:p>
          </table:table-cell>
          <table:table-cell office:value-type="float" office:value="-45.09" calcext:value-type="float">
            <text:p>-45.09</text:p>
          </table:table-cell>
          <table:table-cell office:value-type="float" office:value="-43.79" calcext:value-type="float">
            <text:p>-43.79</text:p>
          </table:table-cell>
          <table:table-cell office:value-type="float" office:value="-43.7" calcext:value-type="float">
            <text:p>-43.7</text:p>
          </table:table-cell>
          <table:table-cell office:value-type="float" office:value="-44.06" calcext:value-type="float">
            <text:p>-44.06</text:p>
          </table:table-cell>
          <table:table-cell office:value-type="float" office:value="1.3138" calcext:value-type="float">
            <text:p>1.3138</text:p>
          </table:table-cell>
          <table:table-cell office:value-type="float" office:value="1.7261" calcext:value-type="float">
            <text:p>1.7261</text:p>
          </table:table-cell>
          <table:table-cell office:value-type="string" calcext:value-type="string">
            <text:p><text:s/>A</text:p>
          </table:table-cell>
          <table:table-cell office:value-type="float" office:value="65" calcext:value-type="float">
            <text:p>65</text:p>
          </table:table-cell>
          <table:table-cell office:value-type="float" office:value="-44.06" calcext:value-type="float">
            <text:p>-44.06</text:p>
          </table:table-cell>
          <table:table-cell office:value-type="float" office:value="1.3138" calcext:value-type="float">
            <text:p>1.3138</text:p>
          </table:table-cell>
          <table:table-cell office:value-type="float" office:value="1.7261" calcext:value-type="float">
            <text:p>1.7261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6.02" calcext:value-type="float">
            <text:p>-46.02</text:p>
          </table:table-cell>
          <table:table-cell office:value-type="float" office:value="-46.8" calcext:value-type="float">
            <text:p>-46.8</text:p>
          </table:table-cell>
          <table:table-cell office:value-type="float" office:value="-45.99" calcext:value-type="float">
            <text:p>-45.99</text:p>
          </table:table-cell>
          <table:table-cell office:value-type="float" office:value="-47.87" calcext:value-type="float">
            <text:p>-47.87</text:p>
          </table:table-cell>
          <table:table-cell office:value-type="float" office:value="-46.35" calcext:value-type="float">
            <text:p>-46.35</text:p>
          </table:table-cell>
          <table:table-cell office:value-type="float" office:value="-45.95" calcext:value-type="float">
            <text:p>-45.95</text:p>
          </table:table-cell>
          <table:table-cell office:value-type="float" office:value="-45.97" calcext:value-type="float">
            <text:p>-45.97</text:p>
          </table:table-cell>
          <table:table-cell office:value-type="float" office:value="-46.18" calcext:value-type="float">
            <text:p>-46.18</text:p>
          </table:table-cell>
          <table:table-cell office:value-type="float" office:value="-45.97" calcext:value-type="float">
            <text:p>-45.97</text:p>
          </table:table-cell>
          <table:table-cell office:value-type="float" office:value="-46.01" calcext:value-type="float">
            <text:p>-46.01</text:p>
          </table:table-cell>
          <table:table-cell office:value-type="float" office:value="-45.98" calcext:value-type="float">
            <text:p>-45.98</text:p>
          </table:table-cell>
          <table:table-cell office:value-type="float" office:value="-45.99" calcext:value-type="float">
            <text:p>-45.99</text:p>
          </table:table-cell>
          <table:table-cell office:value-type="float" office:value="-47.33" calcext:value-type="float">
            <text:p>-47.33</text:p>
          </table:table-cell>
          <table:table-cell office:value-type="float" office:value="-50.65" calcext:value-type="float">
            <text:p>-50.65</text:p>
          </table:table-cell>
          <table:table-cell office:value-type="float" office:value="-46.04" calcext:value-type="float">
            <text:p>-46.04</text:p>
          </table:table-cell>
          <table:table-cell office:value-type="float" office:value="-46.13" calcext:value-type="float">
            <text:p>-46.13</text:p>
          </table:table-cell>
          <table:table-cell office:value-type="float" office:value="-45.71" calcext:value-type="float">
            <text:p>-45.71</text:p>
          </table:table-cell>
          <table:table-cell office:value-type="float" office:value="-46.12" calcext:value-type="float">
            <text:p>-46.12</text:p>
          </table:table-cell>
          <table:table-cell office:value-type="float" office:value="-46.14" calcext:value-type="float">
            <text:p>-46.14</text:p>
          </table:table-cell>
          <table:table-cell office:value-type="float" office:value="-46.02" calcext:value-type="float">
            <text:p>-46.02</text:p>
          </table:table-cell>
          <table:table-cell office:value-type="float" office:value="-46.26" calcext:value-type="float">
            <text:p>-46.26</text:p>
          </table:table-cell>
          <table:table-cell office:value-type="float" office:value="-45.9" calcext:value-type="float">
            <text:p>-45.9</text:p>
          </table:table-cell>
          <table:table-cell office:value-type="float" office:value="-46.13" calcext:value-type="float">
            <text:p>-46.13</text:p>
          </table:table-cell>
          <table:table-cell office:value-type="float" office:value="-50.36" calcext:value-type="float">
            <text:p>-50.36</text:p>
          </table:table-cell>
          <table:table-cell office:value-type="float" office:value="-46.02" calcext:value-type="float">
            <text:p>-46.02</text:p>
          </table:table-cell>
          <table:table-cell office:value-type="float" office:value="-46.6" calcext:value-type="float">
            <text:p>-46.6</text:p>
          </table:table-cell>
          <table:table-cell office:value-type="float" office:value="-46.15" calcext:value-type="float">
            <text:p>-46.15</text:p>
          </table:table-cell>
          <table:table-cell office:value-type="float" office:value="-46.24" calcext:value-type="float">
            <text:p>-46.24</text:p>
          </table:table-cell>
          <table:table-cell office:value-type="float" office:value="-45.88" calcext:value-type="float">
            <text:p>-45.88</text:p>
          </table:table-cell>
          <table:table-cell office:value-type="float" office:value="-45.97" calcext:value-type="float">
            <text:p>-45.97</text:p>
          </table:table-cell>
          <table:table-cell office:value-type="float" office:value="-46.491" calcext:value-type="float">
            <text:p>-46.491</text:p>
          </table:table-cell>
          <table:table-cell office:value-type="float" office:value="1.1569" calcext:value-type="float">
            <text:p>1.1569</text:p>
          </table:table-cell>
          <table:table-cell office:value-type="float" office:value="1.3384" calcext:value-type="float">
            <text:p>1.3384</text:p>
          </table:table-cell>
          <table:table-cell office:value-type="string" calcext:value-type="string">
            <text:p><text:s/>A</text:p>
          </table:table-cell>
          <table:table-cell office:value-type="float" office:value="70" calcext:value-type="float">
            <text:p>70</text:p>
          </table:table-cell>
          <table:table-cell office:value-type="float" office:value="-46.491" calcext:value-type="float">
            <text:p>-46.491</text:p>
          </table:table-cell>
          <table:table-cell office:value-type="float" office:value="1.1569" calcext:value-type="float">
            <text:p>1.1569</text:p>
          </table:table-cell>
          <table:table-cell office:value-type="float" office:value="1.3384" calcext:value-type="float">
            <text:p>1.3384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0.18" calcext:value-type="float">
            <text:p>-50.18</text:p>
          </table:table-cell>
          <table:table-cell office:value-type="float" office:value="-49.17" calcext:value-type="float">
            <text:p>-49.17</text:p>
          </table:table-cell>
          <table:table-cell office:value-type="float" office:value="-49.88" calcext:value-type="float">
            <text:p>-49.88</text:p>
          </table:table-cell>
          <table:table-cell office:value-type="float" office:value="-49.76" calcext:value-type="float">
            <text:p>-49.76</text:p>
          </table:table-cell>
          <table:table-cell office:value-type="float" office:value="-46.88" calcext:value-type="float">
            <text:p>-46.88</text:p>
          </table:table-cell>
          <table:table-cell office:value-type="float" office:value="-49.77" calcext:value-type="float">
            <text:p>-49.77</text:p>
          </table:table-cell>
          <table:table-cell office:value-type="float" office:value="-50.14" calcext:value-type="float">
            <text:p>-50.14</text:p>
          </table:table-cell>
          <table:table-cell office:value-type="float" office:value="-50.55" calcext:value-type="float">
            <text:p>-50.55</text:p>
          </table:table-cell>
          <table:table-cell office:value-type="float" office:value="-52.77" calcext:value-type="float">
            <text:p>-52.77</text:p>
          </table:table-cell>
          <table:table-cell office:value-type="float" office:value="-49.98" calcext:value-type="float">
            <text:p>-49.98</text:p>
          </table:table-cell>
          <table:table-cell office:value-type="float" office:value="-49.18" calcext:value-type="float">
            <text:p>-49.18</text:p>
          </table:table-cell>
          <table:table-cell office:value-type="float" office:value="-49.76" calcext:value-type="float">
            <text:p>-49.76</text:p>
          </table:table-cell>
          <table:table-cell office:value-type="float" office:value="-49.75" calcext:value-type="float">
            <text:p>-49.75</text:p>
          </table:table-cell>
          <table:table-cell office:value-type="float" office:value="-49.35" calcext:value-type="float">
            <text:p>-49.35</text:p>
          </table:table-cell>
          <table:table-cell office:value-type="float" office:value="-50.44" calcext:value-type="float">
            <text:p>-50.44</text:p>
          </table:table-cell>
          <table:table-cell office:value-type="float" office:value="-49.2" calcext:value-type="float">
            <text:p>-49.2</text:p>
          </table:table-cell>
          <table:table-cell office:value-type="float" office:value="-50.04" calcext:value-type="float">
            <text:p>-50.04</text:p>
          </table:table-cell>
          <table:table-cell office:value-type="float" office:value="-50.62" calcext:value-type="float">
            <text:p>-50.62</text:p>
          </table:table-cell>
          <table:table-cell office:value-type="float" office:value="-54.28" calcext:value-type="float">
            <text:p>-54.28</text:p>
          </table:table-cell>
          <table:table-cell office:value-type="float" office:value="-50.66" calcext:value-type="float">
            <text:p>-50.66</text:p>
          </table:table-cell>
          <table:table-cell office:value-type="float" office:value="-50.1" calcext:value-type="float">
            <text:p>-50.1</text:p>
          </table:table-cell>
          <table:table-cell office:value-type="float" office:value="-49.62" calcext:value-type="float">
            <text:p>-49.62</text:p>
          </table:table-cell>
          <table:table-cell office:value-type="float" office:value="-49.99" calcext:value-type="float">
            <text:p>-49.99</text:p>
          </table:table-cell>
          <table:table-cell office:value-type="float" office:value="-49.88" calcext:value-type="float">
            <text:p>-49.88</text:p>
          </table:table-cell>
          <table:table-cell office:value-type="float" office:value="-49.73" calcext:value-type="float">
            <text:p>-49.73</text:p>
          </table:table-cell>
          <table:table-cell office:value-type="float" office:value="-49.83" calcext:value-type="float">
            <text:p>-49.83</text:p>
          </table:table-cell>
          <table:table-cell office:value-type="float" office:value="-49.57" calcext:value-type="float">
            <text:p>-49.57</text:p>
          </table:table-cell>
          <table:table-cell office:value-type="float" office:value="-49.95" calcext:value-type="float">
            <text:p>-49.95</text:p>
          </table:table-cell>
          <table:table-cell office:value-type="float" office:value="-50.29" calcext:value-type="float">
            <text:p>-50.29</text:p>
          </table:table-cell>
          <table:table-cell office:value-type="float" office:value="-52.23" calcext:value-type="float">
            <text:p>-52.23</text:p>
          </table:table-cell>
          <table:table-cell office:value-type="float" office:value="-50.1183" calcext:value-type="float">
            <text:p>-50.1183</text:p>
          </table:table-cell>
          <table:table-cell office:value-type="float" office:value="1.2228" calcext:value-type="float">
            <text:p>1.2228</text:p>
          </table:table-cell>
          <table:table-cell office:value-type="float" office:value="1.4953" calcext:value-type="float">
            <text:p>1.4953</text:p>
          </table:table-cell>
          <table:table-cell office:value-type="string" calcext:value-type="string">
            <text:p><text:s/>A</text:p>
          </table:table-cell>
          <table:table-cell office:value-type="float" office:value="75" calcext:value-type="float">
            <text:p>75</text:p>
          </table:table-cell>
          <table:table-cell office:value-type="float" office:value="-50.1183" calcext:value-type="float">
            <text:p>-50.1183</text:p>
          </table:table-cell>
          <table:table-cell office:value-type="float" office:value="1.2228" calcext:value-type="float">
            <text:p>1.2228</text:p>
          </table:table-cell>
          <table:table-cell office:value-type="float" office:value="1.4953" calcext:value-type="float">
            <text:p>1.4953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6.74" calcext:value-type="float">
            <text:p>-56.74</text:p>
          </table:table-cell>
          <table:table-cell office:value-type="float" office:value="-56.1" calcext:value-type="float">
            <text:p>-56.1</text:p>
          </table:table-cell>
          <table:table-cell office:value-type="float" office:value="-56.33" calcext:value-type="float">
            <text:p>-56.33</text:p>
          </table:table-cell>
          <table:table-cell office:value-type="float" office:value="-56.64" calcext:value-type="float">
            <text:p>-56.64</text:p>
          </table:table-cell>
          <table:table-cell office:value-type="float" office:value="-56.41" calcext:value-type="float">
            <text:p>-56.41</text:p>
          </table:table-cell>
          <table:table-cell office:value-type="float" office:value="-55.32" calcext:value-type="float">
            <text:p>-55.32</text:p>
          </table:table-cell>
          <table:table-cell office:value-type="float" office:value="-57.95" calcext:value-type="float">
            <text:p>-57.95</text:p>
          </table:table-cell>
          <table:table-cell office:value-type="float" office:value="-59.9" calcext:value-type="float">
            <text:p>-59.9</text:p>
          </table:table-cell>
          <table:table-cell office:value-type="float" office:value="-57.19" calcext:value-type="float">
            <text:p>-57.19</text:p>
          </table:table-cell>
          <table:table-cell office:value-type="float" office:value="-56.34" calcext:value-type="float">
            <text:p>-56.34</text:p>
          </table:table-cell>
          <table:table-cell office:value-type="float" office:value="-56.17" calcext:value-type="float">
            <text:p>-56.17</text:p>
          </table:table-cell>
          <table:table-cell office:value-type="float" office:value="-56.09" calcext:value-type="float">
            <text:p>-56.09</text:p>
          </table:table-cell>
          <table:table-cell office:value-type="float" office:value="-56.45" calcext:value-type="float">
            <text:p>-56.45</text:p>
          </table:table-cell>
          <table:table-cell office:value-type="float" office:value="-56.42" calcext:value-type="float">
            <text:p>-56.42</text:p>
          </table:table-cell>
          <table:table-cell office:value-type="float" office:value="-56.09" calcext:value-type="float">
            <text:p>-56.09</text:p>
          </table:table-cell>
          <table:table-cell office:value-type="float" office:value="-56.62" calcext:value-type="float">
            <text:p>-56.62</text:p>
          </table:table-cell>
          <table:table-cell office:value-type="float" office:value="-56.7" calcext:value-type="float">
            <text:p>-56.7</text:p>
          </table:table-cell>
          <table:table-cell office:value-type="float" office:value="-59.09" calcext:value-type="float">
            <text:p>-59.09</text:p>
          </table:table-cell>
          <table:table-cell office:value-type="float" office:value="-56.17" calcext:value-type="float">
            <text:p>-56.17</text:p>
          </table:table-cell>
          <table:table-cell office:value-type="float" office:value="-56.81" calcext:value-type="float">
            <text:p>-56.81</text:p>
          </table:table-cell>
          <table:table-cell office:value-type="float" office:value="-56.11" calcext:value-type="float">
            <text:p>-56.11</text:p>
          </table:table-cell>
          <table:table-cell office:value-type="float" office:value="-56.35" calcext:value-type="float">
            <text:p>-56.35</text:p>
          </table:table-cell>
          <table:table-cell office:value-type="float" office:value="-55.93" calcext:value-type="float">
            <text:p>-55.93</text:p>
          </table:table-cell>
          <table:table-cell office:value-type="float" office:value="-56.35" calcext:value-type="float">
            <text:p>-56.35</text:p>
          </table:table-cell>
          <table:table-cell office:value-type="float" office:value="-56.39" calcext:value-type="float">
            <text:p>-56.39</text:p>
          </table:table-cell>
          <table:table-cell office:value-type="float" office:value="-56.7" calcext:value-type="float">
            <text:p>-56.7</text:p>
          </table:table-cell>
          <table:table-cell office:value-type="float" office:value="-56.16" calcext:value-type="float">
            <text:p>-56.16</text:p>
          </table:table-cell>
          <table:table-cell office:value-type="float" office:value="-56.89" calcext:value-type="float">
            <text:p>-56.89</text:p>
          </table:table-cell>
          <table:table-cell office:value-type="float" office:value="-59.7" calcext:value-type="float">
            <text:p>-59.7</text:p>
          </table:table-cell>
          <table:table-cell office:value-type="float" office:value="-57.76" calcext:value-type="float">
            <text:p>-57.76</text:p>
          </table:table-cell>
          <table:table-cell office:value-type="float" office:value="-56.7957" calcext:value-type="float">
            <text:p>-56.7957</text:p>
          </table:table-cell>
          <table:table-cell office:value-type="float" office:value="1.0536" calcext:value-type="float">
            <text:p>1.053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<text:s/>A</text:p>
          </table:table-cell>
          <table:table-cell office:value-type="float" office:value="80" calcext:value-type="float">
            <text:p>80</text:p>
          </table:table-cell>
          <table:table-cell office:value-type="float" office:value="-56.7957" calcext:value-type="float">
            <text:p>-56.7957</text:p>
          </table:table-cell>
          <table:table-cell office:value-type="float" office:value="1.0536" calcext:value-type="float">
            <text:p>1.053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8.92" calcext:value-type="float">
            <text:p>-58.92</text:p>
          </table:table-cell>
          <table:table-cell office:value-type="float" office:value="-58.53" calcext:value-type="float">
            <text:p>-58.53</text:p>
          </table:table-cell>
          <table:table-cell office:value-type="float" office:value="-57.75" calcext:value-type="float">
            <text:p>-57.75</text:p>
          </table:table-cell>
          <table:table-cell office:value-type="float" office:value="-57.99" calcext:value-type="float">
            <text:p>-57.99</text:p>
          </table:table-cell>
          <table:table-cell office:value-type="float" office:value="-58.04" calcext:value-type="float">
            <text:p>-58.04</text:p>
          </table:table-cell>
          <table:table-cell office:value-type="float" office:value="-57.86" calcext:value-type="float">
            <text:p>-57.86</text:p>
          </table:table-cell>
          <table:table-cell office:value-type="float" office:value="-57.42" calcext:value-type="float">
            <text:p>-57.42</text:p>
          </table:table-cell>
          <table:table-cell office:value-type="float" office:value="-57.92" calcext:value-type="float">
            <text:p>-57.92</text:p>
          </table:table-cell>
          <table:table-cell office:value-type="float" office:value="-57.84" calcext:value-type="float">
            <text:p>-57.84</text:p>
          </table:table-cell>
          <table:table-cell office:value-type="float" office:value="-60.05" calcext:value-type="float">
            <text:p>-60.05</text:p>
          </table:table-cell>
          <table:table-cell office:value-type="float" office:value="-60.42" calcext:value-type="float">
            <text:p>-60.42</text:p>
          </table:table-cell>
          <table:table-cell office:value-type="float" office:value="-57.98" calcext:value-type="float">
            <text:p>-57.98</text:p>
          </table:table-cell>
          <table:table-cell office:value-type="float" office:value="-58.02" calcext:value-type="float">
            <text:p>-58.02</text:p>
          </table:table-cell>
          <table:table-cell office:value-type="float" office:value="-57.88" calcext:value-type="float">
            <text:p>-57.88</text:p>
          </table:table-cell>
          <table:table-cell office:value-type="float" office:value="-57.47" calcext:value-type="float">
            <text:p>-57.47</text:p>
          </table:table-cell>
          <table:table-cell office:value-type="float" office:value="-57.9" calcext:value-type="float">
            <text:p>-57.9</text:p>
          </table:table-cell>
          <table:table-cell office:value-type="float" office:value="-57.95" calcext:value-type="float">
            <text:p>-57.95</text:p>
          </table:table-cell>
          <table:table-cell office:value-type="float" office:value="-56.87" calcext:value-type="float">
            <text:p>-56.87</text:p>
          </table:table-cell>
          <table:table-cell office:value-type="float" office:value="-57.96" calcext:value-type="float">
            <text:p>-57.96</text:p>
          </table:table-cell>
          <table:table-cell office:value-type="float" office:value="-58.37" calcext:value-type="float">
            <text:p>-58.37</text:p>
          </table:table-cell>
          <table:table-cell office:value-type="float" office:value="-58.07" calcext:value-type="float">
            <text:p>-58.07</text:p>
          </table:table-cell>
          <table:table-cell office:value-type="float" office:value="-59.01" calcext:value-type="float">
            <text:p>-59.01</text:p>
          </table:table-cell>
          <table:table-cell office:value-type="float" office:value="-58.31" calcext:value-type="float">
            <text:p>-58.31</text:p>
          </table:table-cell>
          <table:table-cell office:value-type="float" office:value="-58.04" calcext:value-type="float">
            <text:p>-58.04</text:p>
          </table:table-cell>
          <table:table-cell office:value-type="float" office:value="-57.6" calcext:value-type="float">
            <text:p>-57.6</text:p>
          </table:table-cell>
          <table:table-cell office:value-type="float" office:value="-58.02" calcext:value-type="float">
            <text:p>-58.02</text:p>
          </table:table-cell>
          <table:table-cell office:value-type="float" office:value="-57.93" calcext:value-type="float">
            <text:p>-57.93</text:p>
          </table:table-cell>
          <table:table-cell office:value-type="float" office:value="-59.87" calcext:value-type="float">
            <text:p>-59.87</text:p>
          </table:table-cell>
          <table:table-cell office:value-type="float" office:value="-57.67" calcext:value-type="float">
            <text:p>-57.67</text:p>
          </table:table-cell>
          <table:table-cell office:value-type="float" office:value="-57.98" calcext:value-type="float">
            <text:p>-57.98</text:p>
          </table:table-cell>
          <table:table-cell office:value-type="float" office:value="-58.188" calcext:value-type="float">
            <text:p>-58.188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5732" calcext:value-type="float">
            <text:p>0.5732</text:p>
          </table:table-cell>
          <table:table-cell office:value-type="string" calcext:value-type="string">
            <text:p><text:s/>A</text:p>
          </table:table-cell>
          <table:table-cell office:value-type="float" office:value="85" calcext:value-type="float">
            <text:p>85</text:p>
          </table:table-cell>
          <table:table-cell office:value-type="float" office:value="-58.188" calcext:value-type="float">
            <text:p>-58.188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5732" calcext:value-type="float">
            <text:p>0.573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8.61" calcext:value-type="float">
            <text:p>-58.61</text:p>
          </table:table-cell>
          <table:table-cell office:value-type="float" office:value="-58.88" calcext:value-type="float">
            <text:p>-58.88</text:p>
          </table:table-cell>
          <table:table-cell office:value-type="float" office:value="-58.89" calcext:value-type="float">
            <text:p>-58.89</text:p>
          </table:table-cell>
          <table:table-cell office:value-type="float" office:value="-58.68" calcext:value-type="float">
            <text:p>-58.68</text:p>
          </table:table-cell>
          <table:table-cell office:value-type="float" office:value="-59.05" calcext:value-type="float">
            <text:p>-59.05</text:p>
          </table:table-cell>
          <table:table-cell office:value-type="float" office:value="-58.74" calcext:value-type="float">
            <text:p>-58.74</text:p>
          </table:table-cell>
          <table:table-cell office:value-type="float" office:value="-60.37" calcext:value-type="float">
            <text:p>-60.37</text:p>
          </table:table-cell>
          <table:table-cell office:value-type="float" office:value="-59.46" calcext:value-type="float">
            <text:p>-59.46</text:p>
          </table:table-cell>
          <table:table-cell office:value-type="float" office:value="-60.54" calcext:value-type="float">
            <text:p>-60.54</text:p>
          </table:table-cell>
          <table:table-cell office:value-type="float" office:value="-58.64" calcext:value-type="float">
            <text:p>-58.64</text:p>
          </table:table-cell>
          <table:table-cell office:value-type="float" office:value="-58.99" calcext:value-type="float">
            <text:p>-58.99</text:p>
          </table:table-cell>
          <table:table-cell office:value-type="float" office:value="-58.66" calcext:value-type="float">
            <text:p>-58.66</text:p>
          </table:table-cell>
          <table:table-cell office:value-type="float" office:value="-58.71" calcext:value-type="float">
            <text:p>-58.71</text:p>
          </table:table-cell>
          <table:table-cell office:value-type="float" office:value="-58.73" calcext:value-type="float">
            <text:p>-58.73</text:p>
          </table:table-cell>
          <table:table-cell office:value-type="float" office:value="-59.56" calcext:value-type="float">
            <text:p>-59.56</text:p>
          </table:table-cell>
          <table:table-cell office:value-type="float" office:value="-58.55" calcext:value-type="float">
            <text:p>-58.55</text:p>
          </table:table-cell>
          <table:table-cell office:value-type="float" office:value="-60.76" calcext:value-type="float">
            <text:p>-60.76</text:p>
          </table:table-cell>
          <table:table-cell office:value-type="float" office:value="-60.27" calcext:value-type="float">
            <text:p>-60.27</text:p>
          </table:table-cell>
          <table:table-cell office:value-type="float" office:value="-58.66" calcext:value-type="float">
            <text:p>-58.66</text:p>
          </table:table-cell>
          <table:table-cell office:value-type="float" office:value="-59.48" calcext:value-type="float">
            <text:p>-59.48</text:p>
          </table:table-cell>
          <table:table-cell office:value-type="float" office:value="-58.81" calcext:value-type="float">
            <text:p>-58.81</text:p>
          </table:table-cell>
          <table:table-cell office:value-type="float" office:value="-58.58" calcext:value-type="float">
            <text:p>-58.58</text:p>
          </table:table-cell>
          <table:table-cell office:value-type="float" office:value="-58.98" calcext:value-type="float">
            <text:p>-58.98</text:p>
          </table:table-cell>
          <table:table-cell office:value-type="float" office:value="-59.45" calcext:value-type="float">
            <text:p>-59.45</text:p>
          </table:table-cell>
          <table:table-cell office:value-type="float" office:value="-58.66" calcext:value-type="float">
            <text:p>-58.66</text:p>
          </table:table-cell>
          <table:table-cell office:value-type="float" office:value="-58.69" calcext:value-type="float">
            <text:p>-58.69</text:p>
          </table:table-cell>
          <table:table-cell office:value-type="float" office:value="-58.98" calcext:value-type="float">
            <text:p>-58.98</text:p>
          </table:table-cell>
          <table:table-cell office:value-type="float" office:value="-59.96" calcext:value-type="float">
            <text:p>-59.96</text:p>
          </table:table-cell>
          <table:table-cell office:value-type="float" office:value="-61.57" calcext:value-type="float">
            <text:p>-61.57</text:p>
          </table:table-cell>
          <table:table-cell office:value-type="float" office:value="-59.26" calcext:value-type="float">
            <text:p>-59.26</text:p>
          </table:table-cell>
          <table:table-cell office:value-type="float" office:value="-59.239" calcext:value-type="float">
            <text:p>-59.239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5765" calcext:value-type="float">
            <text:p>0.5765</text:p>
          </table:table-cell>
          <table:table-cell office:value-type="string" calcext:value-type="string">
            <text:p><text:s/>A</text:p>
          </table:table-cell>
          <table:table-cell office:value-type="float" office:value="90" calcext:value-type="float">
            <text:p>90</text:p>
          </table:table-cell>
          <table:table-cell office:value-type="float" office:value="-59.239" calcext:value-type="float">
            <text:p>-59.239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5765" calcext:value-type="float">
            <text:p>0.576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60.27" calcext:value-type="float">
            <text:p>-60.27</text:p>
          </table:table-cell>
          <table:table-cell office:value-type="float" office:value="-60.62" calcext:value-type="float">
            <text:p>-60.62</text:p>
          </table:table-cell>
          <table:table-cell office:value-type="float" office:value="-60.26" calcext:value-type="float">
            <text:p>-60.26</text:p>
          </table:table-cell>
          <table:table-cell office:value-type="float" office:value="-58.91" calcext:value-type="float">
            <text:p>-58.91</text:p>
          </table:table-cell>
          <table:table-cell office:value-type="float" office:value="-60.45" calcext:value-type="float">
            <text:p>-60.45</text:p>
          </table:table-cell>
          <table:table-cell office:value-type="float" office:value="-60.42" calcext:value-type="float">
            <text:p>-60.42</text:p>
          </table:table-cell>
          <table:table-cell office:value-type="float" office:value="-61.27" calcext:value-type="float">
            <text:p>-61.27</text:p>
          </table:table-cell>
          <table:table-cell office:value-type="float" office:value="-61.44" calcext:value-type="float">
            <text:p>-61.44</text:p>
          </table:table-cell>
          <table:table-cell office:value-type="float" office:value="-60.72" calcext:value-type="float">
            <text:p>-60.72</text:p>
          </table:table-cell>
          <table:table-cell office:value-type="float" office:value="-59.83" calcext:value-type="float">
            <text:p>-59.83</text:p>
          </table:table-cell>
          <table:table-cell office:value-type="float" office:value="-60.23" calcext:value-type="float">
            <text:p>-60.23</text:p>
          </table:table-cell>
          <table:table-cell office:value-type="float" office:value="-60.51" calcext:value-type="float">
            <text:p>-60.51</text:p>
          </table:table-cell>
          <table:table-cell office:value-type="float" office:value="-60.15" calcext:value-type="float">
            <text:p>-60.15</text:p>
          </table:table-cell>
          <table:table-cell office:value-type="float" office:value="-60.25" calcext:value-type="float">
            <text:p>-60.25</text:p>
          </table:table-cell>
          <table:table-cell office:value-type="float" office:value="-60.41" calcext:value-type="float">
            <text:p>-60.41</text:p>
          </table:table-cell>
          <table:table-cell office:value-type="float" office:value="-60.31" calcext:value-type="float">
            <text:p>-60.31</text:p>
          </table:table-cell>
          <table:table-cell table:number-columns-repeated="2" office:value-type="float" office:value="-61.67" calcext:value-type="float">
            <text:p>-61.67</text:p>
          </table:table-cell>
          <table:table-cell office:value-type="float" office:value="-60.82" calcext:value-type="float">
            <text:p>-60.82</text:p>
          </table:table-cell>
          <table:table-cell office:value-type="float" office:value="-60.55" calcext:value-type="float">
            <text:p>-60.55</text:p>
          </table:table-cell>
          <table:table-cell office:value-type="float" office:value="-60.26" calcext:value-type="float">
            <text:p>-60.26</text:p>
          </table:table-cell>
          <table:table-cell office:value-type="float" office:value="-60.42" calcext:value-type="float">
            <text:p>-60.42</text:p>
          </table:table-cell>
          <table:table-cell office:value-type="float" office:value="-60.88" calcext:value-type="float">
            <text:p>-60.88</text:p>
          </table:table-cell>
          <table:table-cell office:value-type="float" office:value="-60.21" calcext:value-type="float">
            <text:p>-60.21</text:p>
          </table:table-cell>
          <table:table-cell office:value-type="float" office:value="-60.54" calcext:value-type="float">
            <text:p>-60.54</text:p>
          </table:table-cell>
          <table:table-cell office:value-type="float" office:value="-60.42" calcext:value-type="float">
            <text:p>-60.42</text:p>
          </table:table-cell>
          <table:table-cell office:value-type="float" office:value="-60.72" calcext:value-type="float">
            <text:p>-60.72</text:p>
          </table:table-cell>
          <table:table-cell office:value-type="float" office:value="-61.57" calcext:value-type="float">
            <text:p>-61.57</text:p>
          </table:table-cell>
          <table:table-cell office:value-type="float" office:value="-61.97" calcext:value-type="float">
            <text:p>-61.97</text:p>
          </table:table-cell>
          <table:table-cell office:value-type="float" office:value="-60.39" calcext:value-type="float">
            <text:p>-60.39</text:p>
          </table:table-cell>
          <table:table-cell office:value-type="float" office:value="-60.6047" calcext:value-type="float">
            <text:p>-60.6047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3706" calcext:value-type="float">
            <text:p>0.3706</text:p>
          </table:table-cell>
          <table:table-cell office:value-type="string" calcext:value-type="string">
            <text:p><text:s/>A</text:p>
          </table:table-cell>
          <table:table-cell office:value-type="float" office:value="95" calcext:value-type="float">
            <text:p>95</text:p>
          </table:table-cell>
          <table:table-cell office:value-type="float" office:value="-60.6047" calcext:value-type="float">
            <text:p>-60.6047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3706" calcext:value-type="float">
            <text:p>0.3706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61.47" calcext:value-type="float">
            <text:p>-61.47</text:p>
          </table:table-cell>
          <table:table-cell office:value-type="float" office:value="-61.69" calcext:value-type="float">
            <text:p>-61.69</text:p>
          </table:table-cell>
          <table:table-cell office:value-type="float" office:value="-61.61" calcext:value-type="float">
            <text:p>-61.61</text:p>
          </table:table-cell>
          <table:table-cell office:value-type="float" office:value="-61.48" calcext:value-type="float">
            <text:p>-61.48</text:p>
          </table:table-cell>
          <table:table-cell office:value-type="float" office:value="-61.36" calcext:value-type="float">
            <text:p>-61.36</text:p>
          </table:table-cell>
          <table:table-cell office:value-type="float" office:value="-61.61" calcext:value-type="float">
            <text:p>-61.61</text:p>
          </table:table-cell>
          <table:table-cell office:value-type="float" office:value="-61.84" calcext:value-type="float">
            <text:p>-61.84</text:p>
          </table:table-cell>
          <table:table-cell office:value-type="float" office:value="-61.71" calcext:value-type="float">
            <text:p>-61.71</text:p>
          </table:table-cell>
          <table:table-cell office:value-type="float" office:value="-62.1" calcext:value-type="float">
            <text:p>-62.1</text:p>
          </table:table-cell>
          <table:table-cell office:value-type="float" office:value="-61.1" calcext:value-type="float">
            <text:p>-61.1</text:p>
          </table:table-cell>
          <table:table-cell office:value-type="float" office:value="-61.23" calcext:value-type="float">
            <text:p>-61.23</text:p>
          </table:table-cell>
          <table:table-cell office:value-type="float" office:value="-62.05" calcext:value-type="float">
            <text:p>-62.05</text:p>
          </table:table-cell>
          <table:table-cell office:value-type="float" office:value="-61.49" calcext:value-type="float">
            <text:p>-61.49</text:p>
          </table:table-cell>
          <table:table-cell office:value-type="float" office:value="-61.94" calcext:value-type="float">
            <text:p>-61.94</text:p>
          </table:table-cell>
          <table:table-cell office:value-type="float" office:value="-58.34" calcext:value-type="float">
            <text:p>-58.34</text:p>
          </table:table-cell>
          <table:table-cell office:value-type="float" office:value="-61.86" calcext:value-type="float">
            <text:p>-61.86</text:p>
          </table:table-cell>
          <table:table-cell office:value-type="float" office:value="-61.81" calcext:value-type="float">
            <text:p>-61.81</text:p>
          </table:table-cell>
          <table:table-cell office:value-type="float" office:value="-62.3" calcext:value-type="float">
            <text:p>-62.3</text:p>
          </table:table-cell>
          <table:table-cell office:value-type="float" office:value="-62.12" calcext:value-type="float">
            <text:p>-62.12</text:p>
          </table:table-cell>
          <table:table-cell office:value-type="float" office:value="-61.42" calcext:value-type="float">
            <text:p>-61.42</text:p>
          </table:table-cell>
          <table:table-cell office:value-type="float" office:value="-60.99" calcext:value-type="float">
            <text:p>-60.99</text:p>
          </table:table-cell>
          <table:table-cell office:value-type="float" office:value="-62.03" calcext:value-type="float">
            <text:p>-62.03</text:p>
          </table:table-cell>
          <table:table-cell office:value-type="float" office:value="-61.41" calcext:value-type="float">
            <text:p>-61.41</text:p>
          </table:table-cell>
          <table:table-cell office:value-type="float" office:value="-62.69" calcext:value-type="float">
            <text:p>-62.69</text:p>
          </table:table-cell>
          <table:table-cell office:value-type="float" office:value="-61.48" calcext:value-type="float">
            <text:p>-61.48</text:p>
          </table:table-cell>
          <table:table-cell office:value-type="float" office:value="-62.06" calcext:value-type="float">
            <text:p>-62.06</text:p>
          </table:table-cell>
          <table:table-cell office:value-type="float" office:value="-61.56" calcext:value-type="float">
            <text:p>-61.56</text:p>
          </table:table-cell>
          <table:table-cell office:value-type="float" office:value="-61.59" calcext:value-type="float">
            <text:p>-61.59</text:p>
          </table:table-cell>
          <table:table-cell office:value-type="float" office:value="-61.81" calcext:value-type="float">
            <text:p>-61.81</text:p>
          </table:table-cell>
          <table:table-cell office:value-type="float" office:value="-62.86" calcext:value-type="float">
            <text:p>-62.86</text:p>
          </table:table-cell>
          <table:table-cell office:value-type="float" office:value="-61.6337" calcext:value-type="float">
            <text:p>-61.6337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5424" calcext:value-type="float">
            <text:p>0.5424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-61.6337" calcext:value-type="float">
            <text:p>-61.6337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5424" calcext:value-type="float">
            <text:p>0.5424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62.02" calcext:value-type="float">
            <text:p>-62.02</text:p>
          </table:table-cell>
          <table:table-cell office:value-type="float" office:value="-62" calcext:value-type="float">
            <text:p>-62</text:p>
          </table:table-cell>
          <table:table-cell office:value-type="float" office:value="-62.25" calcext:value-type="float">
            <text:p>-62.25</text:p>
          </table:table-cell>
          <table:table-cell office:value-type="float" office:value="-61" calcext:value-type="float">
            <text:p>-61</text:p>
          </table:table-cell>
          <table:table-cell office:value-type="float" office:value="-61.97" calcext:value-type="float">
            <text:p>-61.97</text:p>
          </table:table-cell>
          <table:table-cell office:value-type="float" office:value="-62.59" calcext:value-type="float">
            <text:p>-62.59</text:p>
          </table:table-cell>
          <table:table-cell office:value-type="float" office:value="-63.26" calcext:value-type="float">
            <text:p>-63.26</text:p>
          </table:table-cell>
          <table:table-cell office:value-type="float" office:value="-63" calcext:value-type="float">
            <text:p>-63</text:p>
          </table:table-cell>
          <table:table-cell office:value-type="float" office:value="-62.28" calcext:value-type="float">
            <text:p>-62.28</text:p>
          </table:table-cell>
          <table:table-cell office:value-type="float" office:value="-62.5" calcext:value-type="float">
            <text:p>-62.5</text:p>
          </table:table-cell>
          <table:table-cell office:value-type="float" office:value="-62.35" calcext:value-type="float">
            <text:p>-62.35</text:p>
          </table:table-cell>
          <table:table-cell office:value-type="float" office:value="-62.74" calcext:value-type="float">
            <text:p>-62.74</text:p>
          </table:table-cell>
          <table:table-cell office:value-type="float" office:value="-62.2" calcext:value-type="float">
            <text:p>-62.2</text:p>
          </table:table-cell>
          <table:table-cell office:value-type="float" office:value="-63.14" calcext:value-type="float">
            <text:p>-63.14</text:p>
          </table:table-cell>
          <table:table-cell office:value-type="float" office:value="-61.88" calcext:value-type="float">
            <text:p>-61.88</text:p>
          </table:table-cell>
          <table:table-cell office:value-type="float" office:value="-62.16" calcext:value-type="float">
            <text:p>-62.16</text:p>
          </table:table-cell>
          <table:table-cell office:value-type="float" office:value="-62.48" calcext:value-type="float">
            <text:p>-62.48</text:p>
          </table:table-cell>
          <table:table-cell office:value-type="float" office:value="-63.08" calcext:value-type="float">
            <text:p>-63.08</text:p>
          </table:table-cell>
          <table:table-cell office:value-type="float" office:value="-61.9" calcext:value-type="float">
            <text:p>-61.9</text:p>
          </table:table-cell>
          <table:table-cell office:value-type="float" office:value="-62.3" calcext:value-type="float">
            <text:p>-62.3</text:p>
          </table:table-cell>
          <table:table-cell office:value-type="float" office:value="-62.68" calcext:value-type="float">
            <text:p>-62.68</text:p>
          </table:table-cell>
          <table:table-cell office:value-type="float" office:value="-62.15" calcext:value-type="float">
            <text:p>-62.15</text:p>
          </table:table-cell>
          <table:table-cell office:value-type="float" office:value="-62.23" calcext:value-type="float">
            <text:p>-62.23</text:p>
          </table:table-cell>
          <table:table-cell office:value-type="float" office:value="-62.34" calcext:value-type="float">
            <text:p>-62.34</text:p>
          </table:table-cell>
          <table:table-cell office:value-type="float" office:value="-62.1" calcext:value-type="float">
            <text:p>-62.1</text:p>
          </table:table-cell>
          <table:table-cell office:value-type="float" office:value="-63.25" calcext:value-type="float">
            <text:p>-63.25</text:p>
          </table:table-cell>
          <table:table-cell office:value-type="float" office:value="-62.28" calcext:value-type="float">
            <text:p>-62.28</text:p>
          </table:table-cell>
          <table:table-cell office:value-type="float" office:value="-62.17" calcext:value-type="float">
            <text:p>-62.17</text:p>
          </table:table-cell>
          <table:table-cell office:value-type="float" office:value="-62.15" calcext:value-type="float">
            <text:p>-62.15</text:p>
          </table:table-cell>
          <table:table-cell office:value-type="float" office:value="-63.76" calcext:value-type="float">
            <text:p>-63.76</text:p>
          </table:table-cell>
          <table:table-cell office:value-type="float" office:value="-62.407" calcext:value-type="float">
            <text:p>-62.407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2786" calcext:value-type="float">
            <text:p>0.2786</text:p>
          </table:table-cell>
          <table:table-cell office:value-type="string" calcext:value-type="string">
            <text:p><text:s/>A</text:p>
          </table:table-cell>
          <table:table-cell office:value-type="float" office:value="105" calcext:value-type="float">
            <text:p>105</text:p>
          </table:table-cell>
          <table:table-cell office:value-type="float" office:value="-62.407" calcext:value-type="float">
            <text:p>-62.407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2786" calcext:value-type="float">
            <text:p>0.2786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62.61" calcext:value-type="float">
            <text:p>-62.61</text:p>
          </table:table-cell>
          <table:table-cell office:value-type="float" office:value="-62.45" calcext:value-type="float">
            <text:p>-62.45</text:p>
          </table:table-cell>
          <table:table-cell office:value-type="float" office:value="-62.59" calcext:value-type="float">
            <text:p>-62.59</text:p>
          </table:table-cell>
          <table:table-cell office:value-type="float" office:value="-64.73" calcext:value-type="float">
            <text:p>-64.73</text:p>
          </table:table-cell>
          <table:table-cell office:value-type="float" office:value="-63.05" calcext:value-type="float">
            <text:p>-63.05</text:p>
          </table:table-cell>
          <table:table-cell office:value-type="float" office:value="-63.01" calcext:value-type="float">
            <text:p>-63.01</text:p>
          </table:table-cell>
          <table:table-cell office:value-type="float" office:value="-62.36" calcext:value-type="float">
            <text:p>-62.36</text:p>
          </table:table-cell>
          <table:table-cell office:value-type="float" office:value="-62.79" calcext:value-type="float">
            <text:p>-62.79</text:p>
          </table:table-cell>
          <table:table-cell office:value-type="float" office:value="-62.2" calcext:value-type="float">
            <text:p>-62.2</text:p>
          </table:table-cell>
          <table:table-cell office:value-type="float" office:value="-62.52" calcext:value-type="float">
            <text:p>-62.52</text:p>
          </table:table-cell>
          <table:table-cell office:value-type="float" office:value="-62.5" calcext:value-type="float">
            <text:p>-62.5</text:p>
          </table:table-cell>
          <table:table-cell office:value-type="float" office:value="-62.72" calcext:value-type="float">
            <text:p>-62.72</text:p>
          </table:table-cell>
          <table:table-cell office:value-type="float" office:value="-62.93" calcext:value-type="float">
            <text:p>-62.93</text:p>
          </table:table-cell>
          <table:table-cell office:value-type="float" office:value="-62.22" calcext:value-type="float">
            <text:p>-62.22</text:p>
          </table:table-cell>
          <table:table-cell office:value-type="float" office:value="-63.32" calcext:value-type="float">
            <text:p>-63.32</text:p>
          </table:table-cell>
          <table:table-cell office:value-type="float" office:value="-63.35" calcext:value-type="float">
            <text:p>-63.35</text:p>
          </table:table-cell>
          <table:table-cell office:value-type="float" office:value="-62.19" calcext:value-type="float">
            <text:p>-62.19</text:p>
          </table:table-cell>
          <table:table-cell office:value-type="float" office:value="-63" calcext:value-type="float">
            <text:p>-63</text:p>
          </table:table-cell>
          <table:table-cell office:value-type="float" office:value="-62.59" calcext:value-type="float">
            <text:p>-62.59</text:p>
          </table:table-cell>
          <table:table-cell office:value-type="float" office:value="-62.75" calcext:value-type="float">
            <text:p>-62.75</text:p>
          </table:table-cell>
          <table:table-cell office:value-type="float" office:value="-62.18" calcext:value-type="float">
            <text:p>-62.18</text:p>
          </table:table-cell>
          <table:table-cell office:value-type="float" office:value="-62.58" calcext:value-type="float">
            <text:p>-62.58</text:p>
          </table:table-cell>
          <table:table-cell office:value-type="float" office:value="-62.47" calcext:value-type="float">
            <text:p>-62.47</text:p>
          </table:table-cell>
          <table:table-cell office:value-type="float" office:value="-63.1" calcext:value-type="float">
            <text:p>-63.1</text:p>
          </table:table-cell>
          <table:table-cell office:value-type="float" office:value="-62.74" calcext:value-type="float">
            <text:p>-62.74</text:p>
          </table:table-cell>
          <table:table-cell office:value-type="float" office:value="-63.04" calcext:value-type="float">
            <text:p>-63.04</text:p>
          </table:table-cell>
          <table:table-cell office:value-type="float" office:value="-63.4" calcext:value-type="float">
            <text:p>-63.4</text:p>
          </table:table-cell>
          <table:table-cell office:value-type="float" office:value="-63.27" calcext:value-type="float">
            <text:p>-63.27</text:p>
          </table:table-cell>
          <table:table-cell office:value-type="float" office:value="-62.85" calcext:value-type="float">
            <text:p>-62.85</text:p>
          </table:table-cell>
          <table:table-cell office:value-type="float" office:value="-61.79" calcext:value-type="float">
            <text:p>-61.79</text:p>
          </table:table-cell>
          <table:table-cell office:value-type="float" office:value="-62.7767" calcext:value-type="float">
            <text:p>-62.7767</text:p>
          </table:table-cell>
          <table:table-cell office:value-type="float" office:value="0.53" calcext:value-type="float">
            <text:p>0.53</text:p>
          </table:table-cell>
          <table:table-cell office:value-type="float" office:value="0.2809" calcext:value-type="float">
            <text:p>0.2809</text:p>
          </table:table-cell>
          <table:table-cell office:value-type="string" calcext:value-type="string">
            <text:p><text:s/>A</text:p>
          </table:table-cell>
          <table:table-cell office:value-type="float" office:value="110" calcext:value-type="float">
            <text:p>110</text:p>
          </table:table-cell>
          <table:table-cell office:value-type="float" office:value="-62.7767" calcext:value-type="float">
            <text:p>-62.7767</text:p>
          </table:table-cell>
          <table:table-cell office:value-type="float" office:value="0.53" calcext:value-type="float">
            <text:p>0.53</text:p>
          </table:table-cell>
          <table:table-cell office:value-type="float" office:value="0.2809" calcext:value-type="float">
            <text:p>0.2809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63.09" calcext:value-type="float">
            <text:p>-63.09</text:p>
          </table:table-cell>
          <table:table-cell office:value-type="float" office:value="-63.12" calcext:value-type="float">
            <text:p>-63.12</text:p>
          </table:table-cell>
          <table:table-cell office:value-type="float" office:value="-63.97" calcext:value-type="float">
            <text:p>-63.97</text:p>
          </table:table-cell>
          <table:table-cell office:value-type="float" office:value="-62.71" calcext:value-type="float">
            <text:p>-62.71</text:p>
          </table:table-cell>
          <table:table-cell office:value-type="float" office:value="-63.66" calcext:value-type="float">
            <text:p>-63.66</text:p>
          </table:table-cell>
          <table:table-cell office:value-type="float" office:value="-62.67" calcext:value-type="float">
            <text:p>-62.67</text:p>
          </table:table-cell>
          <table:table-cell office:value-type="float" office:value="-63.2" calcext:value-type="float">
            <text:p>-63.2</text:p>
          </table:table-cell>
          <table:table-cell office:value-type="float" office:value="-61.9" calcext:value-type="float">
            <text:p>-61.9</text:p>
          </table:table-cell>
          <table:table-cell office:value-type="float" office:value="-62.38" calcext:value-type="float">
            <text:p>-62.38</text:p>
          </table:table-cell>
          <table:table-cell office:value-type="float" office:value="-63.13" calcext:value-type="float">
            <text:p>-63.13</text:p>
          </table:table-cell>
          <table:table-cell office:value-type="float" office:value="-62.6" calcext:value-type="float">
            <text:p>-62.6</text:p>
          </table:table-cell>
          <table:table-cell office:value-type="float" office:value="-63.48" calcext:value-type="float">
            <text:p>-63.48</text:p>
          </table:table-cell>
          <table:table-cell office:value-type="float" office:value="-62.93" calcext:value-type="float">
            <text:p>-62.93</text:p>
          </table:table-cell>
          <table:table-cell office:value-type="float" office:value="-62.98" calcext:value-type="float">
            <text:p>-62.98</text:p>
          </table:table-cell>
          <table:table-cell office:value-type="float" office:value="-62.78" calcext:value-type="float">
            <text:p>-62.78</text:p>
          </table:table-cell>
          <table:table-cell office:value-type="float" office:value="-62.62" calcext:value-type="float">
            <text:p>-62.62</text:p>
          </table:table-cell>
          <table:table-cell office:value-type="float" office:value="-63.18" calcext:value-type="float">
            <text:p>-63.18</text:p>
          </table:table-cell>
          <table:table-cell office:value-type="float" office:value="-62.99" calcext:value-type="float">
            <text:p>-62.99</text:p>
          </table:table-cell>
          <table:table-cell office:value-type="float" office:value="-62.94" calcext:value-type="float">
            <text:p>-62.94</text:p>
          </table:table-cell>
          <table:table-cell office:value-type="float" office:value="-63.2" calcext:value-type="float">
            <text:p>-63.2</text:p>
          </table:table-cell>
          <table:table-cell office:value-type="float" office:value="-62.3" calcext:value-type="float">
            <text:p>-62.3</text:p>
          </table:table-cell>
          <table:table-cell office:value-type="float" office:value="-63.63" calcext:value-type="float">
            <text:p>-63.63</text:p>
          </table:table-cell>
          <table:table-cell office:value-type="float" office:value="-63.25" calcext:value-type="float">
            <text:p>-63.25</text:p>
          </table:table-cell>
          <table:table-cell office:value-type="float" office:value="-62.08" calcext:value-type="float">
            <text:p>-62.08</text:p>
          </table:table-cell>
          <table:table-cell office:value-type="float" office:value="-63.08" calcext:value-type="float">
            <text:p>-63.08</text:p>
          </table:table-cell>
          <table:table-cell office:value-type="float" office:value="-62.88" calcext:value-type="float">
            <text:p>-62.88</text:p>
          </table:table-cell>
          <table:table-cell office:value-type="float" office:value="-61.52" calcext:value-type="float">
            <text:p>-61.52</text:p>
          </table:table-cell>
          <table:table-cell office:value-type="float" office:value="-63.23" calcext:value-type="float">
            <text:p>-63.23</text:p>
          </table:table-cell>
          <table:table-cell office:value-type="float" office:value="-62.6" calcext:value-type="float">
            <text:p>-62.6</text:p>
          </table:table-cell>
          <table:table-cell office:value-type="float" office:value="-62.66" calcext:value-type="float">
            <text:p>-62.66</text:p>
          </table:table-cell>
          <table:table-cell office:value-type="float" office:value="-62.892" calcext:value-type="float">
            <text:p>-62.892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2631" calcext:value-type="float">
            <text:p>0.2631</text:p>
          </table:table-cell>
          <table:table-cell office:value-type="string" calcext:value-type="string">
            <text:p><text:s/>A</text:p>
          </table:table-cell>
          <table:table-cell office:value-type="float" office:value="115" calcext:value-type="float">
            <text:p>115</text:p>
          </table:table-cell>
          <table:table-cell office:value-type="float" office:value="-62.892" calcext:value-type="float">
            <text:p>-62.892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2631" calcext:value-type="float">
            <text:p>0.2631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2.74" calcext:value-type="float">
            <text:p>-62.74</text:p>
          </table:table-cell>
          <table:table-cell office:value-type="float" office:value="-63.27" calcext:value-type="float">
            <text:p>-63.27</text:p>
          </table:table-cell>
          <table:table-cell office:value-type="float" office:value="-62.62" calcext:value-type="float">
            <text:p>-62.62</text:p>
          </table:table-cell>
          <table:table-cell office:value-type="float" office:value="-62.6" calcext:value-type="float">
            <text:p>-62.6</text:p>
          </table:table-cell>
          <table:table-cell office:value-type="float" office:value="-62.24" calcext:value-type="float">
            <text:p>-62.24</text:p>
          </table:table-cell>
          <table:table-cell office:value-type="float" office:value="-63.2" calcext:value-type="float">
            <text:p>-63.2</text:p>
          </table:table-cell>
          <table:table-cell office:value-type="float" office:value="-63.73" calcext:value-type="float">
            <text:p>-63.73</text:p>
          </table:table-cell>
          <table:table-cell office:value-type="float" office:value="-63.98" calcext:value-type="float">
            <text:p>-63.98</text:p>
          </table:table-cell>
          <table:table-cell office:value-type="float" office:value="-62.58" calcext:value-type="float">
            <text:p>-62.58</text:p>
          </table:table-cell>
          <table:table-cell office:value-type="float" office:value="-63.08" calcext:value-type="float">
            <text:p>-63.08</text:p>
          </table:table-cell>
          <table:table-cell office:value-type="float" office:value="-63.13" calcext:value-type="float">
            <text:p>-63.13</text:p>
          </table:table-cell>
          <table:table-cell office:value-type="float" office:value="-63.06" calcext:value-type="float">
            <text:p>-63.06</text:p>
          </table:table-cell>
          <table:table-cell office:value-type="float" office:value="-63.42" calcext:value-type="float">
            <text:p>-63.42</text:p>
          </table:table-cell>
          <table:table-cell office:value-type="float" office:value="-63.37" calcext:value-type="float">
            <text:p>-63.37</text:p>
          </table:table-cell>
          <table:table-cell office:value-type="float" office:value="-62.73" calcext:value-type="float">
            <text:p>-62.73</text:p>
          </table:table-cell>
          <table:table-cell office:value-type="float" office:value="-64.18" calcext:value-type="float">
            <text:p>-64.18</text:p>
          </table:table-cell>
          <table:table-cell office:value-type="float" office:value="-63.32" calcext:value-type="float">
            <text:p>-63.32</text:p>
          </table:table-cell>
          <table:table-cell office:value-type="float" office:value="-63.04" calcext:value-type="float">
            <text:p>-63.04</text:p>
          </table:table-cell>
          <table:table-cell office:value-type="float" office:value="-63.75" calcext:value-type="float">
            <text:p>-63.75</text:p>
          </table:table-cell>
          <table:table-cell office:value-type="float" office:value="-62.71" calcext:value-type="float">
            <text:p>-62.71</text:p>
          </table:table-cell>
          <table:table-cell office:value-type="float" office:value="-63.98" calcext:value-type="float">
            <text:p>-63.98</text:p>
          </table:table-cell>
          <table:table-cell office:value-type="float" office:value="-63.01" calcext:value-type="float">
            <text:p>-63.01</text:p>
          </table:table-cell>
          <table:table-cell office:value-type="float" office:value="-63.14" calcext:value-type="float">
            <text:p>-63.14</text:p>
          </table:table-cell>
          <table:table-cell office:value-type="float" office:value="-62.92" calcext:value-type="float">
            <text:p>-62.92</text:p>
          </table:table-cell>
          <table:table-cell office:value-type="float" office:value="-63.35" calcext:value-type="float">
            <text:p>-63.35</text:p>
          </table:table-cell>
          <table:table-cell office:value-type="float" office:value="-63.5" calcext:value-type="float">
            <text:p>-63.5</text:p>
          </table:table-cell>
          <table:table-cell office:value-type="float" office:value="-63.2" calcext:value-type="float">
            <text:p>-63.2</text:p>
          </table:table-cell>
          <table:table-cell office:value-type="float" office:value="-63.56" calcext:value-type="float">
            <text:p>-63.56</text:p>
          </table:table-cell>
          <table:table-cell office:value-type="float" office:value="-62.82" calcext:value-type="float">
            <text:p>-62.82</text:p>
          </table:table-cell>
          <table:table-cell office:value-type="float" office:value="-62.73" calcext:value-type="float">
            <text:p>-62.73</text:p>
          </table:table-cell>
          <table:table-cell office:value-type="float" office:value="-63.1653" calcext:value-type="float">
            <text:p>-63.1653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2095" calcext:value-type="float">
            <text:p>0.2095</text:p>
          </table:table-cell>
          <table:table-cell office:value-type="string" calcext:value-type="string">
            <text:p><text:s/>A</text:p>
          </table:table-cell>
          <table:table-cell office:value-type="float" office:value="120" calcext:value-type="float">
            <text:p>120</text:p>
          </table:table-cell>
          <table:table-cell office:value-type="float" office:value="-63.1653" calcext:value-type="float">
            <text:p>-63.1653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2095" calcext:value-type="float">
            <text:p>0.209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2.96" calcext:value-type="float">
            <text:p>-62.96</text:p>
          </table:table-cell>
          <table:table-cell office:value-type="float" office:value="-63.92" calcext:value-type="float">
            <text:p>-63.92</text:p>
          </table:table-cell>
          <table:table-cell office:value-type="float" office:value="-63.76" calcext:value-type="float">
            <text:p>-63.76</text:p>
          </table:table-cell>
          <table:table-cell office:value-type="float" office:value="-63.59" calcext:value-type="float">
            <text:p>-63.59</text:p>
          </table:table-cell>
          <table:table-cell office:value-type="float" office:value="-62.57" calcext:value-type="float">
            <text:p>-62.57</text:p>
          </table:table-cell>
          <table:table-cell office:value-type="float" office:value="-63.28" calcext:value-type="float">
            <text:p>-63.28</text:p>
          </table:table-cell>
          <table:table-cell office:value-type="float" office:value="-63.58" calcext:value-type="float">
            <text:p>-63.58</text:p>
          </table:table-cell>
          <table:table-cell office:value-type="float" office:value="-62.93" calcext:value-type="float">
            <text:p>-62.93</text:p>
          </table:table-cell>
          <table:table-cell office:value-type="float" office:value="-63.44" calcext:value-type="float">
            <text:p>-63.44</text:p>
          </table:table-cell>
          <table:table-cell office:value-type="float" office:value="-62.04" calcext:value-type="float">
            <text:p>-62.04</text:p>
          </table:table-cell>
          <table:table-cell office:value-type="float" office:value="-63.33" calcext:value-type="float">
            <text:p>-63.33</text:p>
          </table:table-cell>
          <table:table-cell office:value-type="float" office:value="-63.64" calcext:value-type="float">
            <text:p>-63.64</text:p>
          </table:table-cell>
          <table:table-cell office:value-type="float" office:value="-63.9" calcext:value-type="float">
            <text:p>-63.9</text:p>
          </table:table-cell>
          <table:table-cell office:value-type="float" office:value="-63.22" calcext:value-type="float">
            <text:p>-63.22</text:p>
          </table:table-cell>
          <table:table-cell office:value-type="float" office:value="-63.94" calcext:value-type="float">
            <text:p>-63.94</text:p>
          </table:table-cell>
          <table:table-cell office:value-type="float" office:value="-63.68" calcext:value-type="float">
            <text:p>-63.68</text:p>
          </table:table-cell>
          <table:table-cell office:value-type="float" office:value="-63.45" calcext:value-type="float">
            <text:p>-63.45</text:p>
          </table:table-cell>
          <table:table-cell office:value-type="float" office:value="-63.85" calcext:value-type="float">
            <text:p>-63.85</text:p>
          </table:table-cell>
          <table:table-cell office:value-type="float" office:value="-63.64" calcext:value-type="float">
            <text:p>-63.64</text:p>
          </table:table-cell>
          <table:table-cell office:value-type="float" office:value="-60.5" calcext:value-type="float">
            <text:p>-60.5</text:p>
          </table:table-cell>
          <table:table-cell office:value-type="float" office:value="-63.58" calcext:value-type="float">
            <text:p>-63.58</text:p>
          </table:table-cell>
          <table:table-cell office:value-type="float" office:value="-63.65" calcext:value-type="float">
            <text:p>-63.65</text:p>
          </table:table-cell>
          <table:table-cell office:value-type="float" office:value="-63.33" calcext:value-type="float">
            <text:p>-63.33</text:p>
          </table:table-cell>
          <table:table-cell office:value-type="float" office:value="-63.87" calcext:value-type="float">
            <text:p>-63.87</text:p>
          </table:table-cell>
          <table:table-cell office:value-type="float" office:value="-63.77" calcext:value-type="float">
            <text:p>-63.77</text:p>
          </table:table-cell>
          <table:table-cell office:value-type="float" office:value="-62.47" calcext:value-type="float">
            <text:p>-62.47</text:p>
          </table:table-cell>
          <table:table-cell office:value-type="float" office:value="-63.5" calcext:value-type="float">
            <text:p>-63.5</text:p>
          </table:table-cell>
          <table:table-cell office:value-type="float" office:value="-63.26" calcext:value-type="float">
            <text:p>-63.26</text:p>
          </table:table-cell>
          <table:table-cell office:value-type="float" office:value="-63.24" calcext:value-type="float">
            <text:p>-63.24</text:p>
          </table:table-cell>
          <table:table-cell office:value-type="float" office:value="-63.34" calcext:value-type="float">
            <text:p>-63.34</text:p>
          </table:table-cell>
          <table:table-cell office:value-type="float" office:value="-63.3077" calcext:value-type="float">
            <text:p>-63.3077</text:p>
          </table:table-cell>
          <table:table-cell office:value-type="float" office:value="0.6819" calcext:value-type="float">
            <text:p>0.6819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<text:s/>A</text:p>
          </table:table-cell>
          <table:table-cell office:value-type="float" office:value="125" calcext:value-type="float">
            <text:p>125</text:p>
          </table:table-cell>
          <table:table-cell office:value-type="float" office:value="-63.3077" calcext:value-type="float">
            <text:p>-63.3077</text:p>
          </table:table-cell>
          <table:table-cell office:value-type="float" office:value="0.6819" calcext:value-type="float">
            <text:p>0.6819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5.06" calcext:value-type="float">
            <text:p>-65.06</text:p>
          </table:table-cell>
          <table:table-cell office:value-type="float" office:value="-63.99" calcext:value-type="float">
            <text:p>-63.99</text:p>
          </table:table-cell>
          <table:table-cell office:value-type="float" office:value="-63.46" calcext:value-type="float">
            <text:p>-63.46</text:p>
          </table:table-cell>
          <table:table-cell office:value-type="float" office:value="-64.04" calcext:value-type="float">
            <text:p>-64.04</text:p>
          </table:table-cell>
          <table:table-cell office:value-type="float" office:value="-63.69" calcext:value-type="float">
            <text:p>-63.69</text:p>
          </table:table-cell>
          <table:table-cell office:value-type="float" office:value="-63.64" calcext:value-type="float">
            <text:p>-63.64</text:p>
          </table:table-cell>
          <table:table-cell office:value-type="float" office:value="-63.51" calcext:value-type="float">
            <text:p>-63.51</text:p>
          </table:table-cell>
          <table:table-cell office:value-type="float" office:value="-63.23" calcext:value-type="float">
            <text:p>-63.23</text:p>
          </table:table-cell>
          <table:table-cell office:value-type="float" office:value="-63.22" calcext:value-type="float">
            <text:p>-63.22</text:p>
          </table:table-cell>
          <table:table-cell office:value-type="float" office:value="-63.72" calcext:value-type="float">
            <text:p>-63.72</text:p>
          </table:table-cell>
          <table:table-cell office:value-type="float" office:value="-63.63" calcext:value-type="float">
            <text:p>-63.63</text:p>
          </table:table-cell>
          <table:table-cell office:value-type="float" office:value="-63.67" calcext:value-type="float">
            <text:p>-63.67</text:p>
          </table:table-cell>
          <table:table-cell office:value-type="float" office:value="-63.56" calcext:value-type="float">
            <text:p>-63.56</text:p>
          </table:table-cell>
          <table:table-cell office:value-type="float" office:value="-64.24" calcext:value-type="float">
            <text:p>-64.24</text:p>
          </table:table-cell>
          <table:table-cell office:value-type="float" office:value="-63.53" calcext:value-type="float">
            <text:p>-63.53</text:p>
          </table:table-cell>
          <table:table-cell office:value-type="float" office:value="-63.77" calcext:value-type="float">
            <text:p>-63.77</text:p>
          </table:table-cell>
          <table:table-cell office:value-type="float" office:value="-63.4" calcext:value-type="float">
            <text:p>-63.4</text:p>
          </table:table-cell>
          <table:table-cell office:value-type="float" office:value="-63.35" calcext:value-type="float">
            <text:p>-63.35</text:p>
          </table:table-cell>
          <table:table-cell office:value-type="float" office:value="-63.45" calcext:value-type="float">
            <text:p>-63.45</text:p>
          </table:table-cell>
          <table:table-cell office:value-type="float" office:value="-62.67" calcext:value-type="float">
            <text:p>-62.67</text:p>
          </table:table-cell>
          <table:table-cell office:value-type="float" office:value="-63.49" calcext:value-type="float">
            <text:p>-63.49</text:p>
          </table:table-cell>
          <table:table-cell office:value-type="float" office:value="-63.94" calcext:value-type="float">
            <text:p>-63.94</text:p>
          </table:table-cell>
          <table:table-cell office:value-type="float" office:value="-63.75" calcext:value-type="float">
            <text:p>-63.75</text:p>
          </table:table-cell>
          <table:table-cell office:value-type="float" office:value="-63.08" calcext:value-type="float">
            <text:p>-63.08</text:p>
          </table:table-cell>
          <table:table-cell office:value-type="float" office:value="-63.45" calcext:value-type="float">
            <text:p>-63.45</text:p>
          </table:table-cell>
          <table:table-cell office:value-type="float" office:value="-63.31" calcext:value-type="float">
            <text:p>-63.31</text:p>
          </table:table-cell>
          <table:table-cell office:value-type="float" office:value="-63.44" calcext:value-type="float">
            <text:p>-63.44</text:p>
          </table:table-cell>
          <table:table-cell office:value-type="float" office:value="-63.92" calcext:value-type="float">
            <text:p>-63.92</text:p>
          </table:table-cell>
          <table:table-cell office:value-type="float" office:value="-64.12" calcext:value-type="float">
            <text:p>-64.12</text:p>
          </table:table-cell>
          <table:table-cell office:value-type="float" office:value="-63.97" calcext:value-type="float">
            <text:p>-63.97</text:p>
          </table:table-cell>
          <table:table-cell office:value-type="float" office:value="-63.6433" calcext:value-type="float">
            <text:p>-63.6433</text:p>
          </table:table-cell>
          <table:table-cell office:value-type="float" office:value="0.4186" calcext:value-type="float">
            <text:p>0.4186</text:p>
          </table:table-cell>
          <table:table-cell office:value-type="float" office:value="0.1752" calcext:value-type="float">
            <text:p>0.1752</text:p>
          </table:table-cell>
          <table:table-cell office:value-type="string" calcext:value-type="string">
            <text:p><text:s/>A</text:p>
          </table:table-cell>
          <table:table-cell office:value-type="float" office:value="130" calcext:value-type="float">
            <text:p>130</text:p>
          </table:table-cell>
          <table:table-cell office:value-type="float" office:value="-63.6433" calcext:value-type="float">
            <text:p>-63.6433</text:p>
          </table:table-cell>
          <table:table-cell office:value-type="float" office:value="0.4186" calcext:value-type="float">
            <text:p>0.4186</text:p>
          </table:table-cell>
          <table:table-cell office:value-type="float" office:value="0.1752" calcext:value-type="float">
            <text:p>0.175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3.51" calcext:value-type="float">
            <text:p>-63.51</text:p>
          </table:table-cell>
          <table:table-cell office:value-type="float" office:value="-63.8" calcext:value-type="float">
            <text:p>-63.8</text:p>
          </table:table-cell>
          <table:table-cell office:value-type="float" office:value="-63.95" calcext:value-type="float">
            <text:p>-63.95</text:p>
          </table:table-cell>
          <table:table-cell office:value-type="float" office:value="-63.32" calcext:value-type="float">
            <text:p>-63.32</text:p>
          </table:table-cell>
          <table:table-cell office:value-type="float" office:value="-63.69" calcext:value-type="float">
            <text:p>-63.69</text:p>
          </table:table-cell>
          <table:table-cell office:value-type="float" office:value="-63.88" calcext:value-type="float">
            <text:p>-63.88</text:p>
          </table:table-cell>
          <table:table-cell office:value-type="float" office:value="-64.08" calcext:value-type="float">
            <text:p>-64.08</text:p>
          </table:table-cell>
          <table:table-cell office:value-type="float" office:value="-63.41" calcext:value-type="float">
            <text:p>-63.41</text:p>
          </table:table-cell>
          <table:table-cell office:value-type="float" office:value="-63.56" calcext:value-type="float">
            <text:p>-63.56</text:p>
          </table:table-cell>
          <table:table-cell office:value-type="float" office:value="-63.48" calcext:value-type="float">
            <text:p>-63.48</text:p>
          </table:table-cell>
          <table:table-cell office:value-type="float" office:value="-63.34" calcext:value-type="float">
            <text:p>-63.34</text:p>
          </table:table-cell>
          <table:table-cell office:value-type="float" office:value="-63.37" calcext:value-type="float">
            <text:p>-63.37</text:p>
          </table:table-cell>
          <table:table-cell office:value-type="float" office:value="-64" calcext:value-type="float">
            <text:p>-64</text:p>
          </table:table-cell>
          <table:table-cell office:value-type="float" office:value="-64.06" calcext:value-type="float">
            <text:p>-64.06</text:p>
          </table:table-cell>
          <table:table-cell office:value-type="float" office:value="-63.92" calcext:value-type="float">
            <text:p>-63.92</text:p>
          </table:table-cell>
          <table:table-cell office:value-type="float" office:value="-63.46" calcext:value-type="float">
            <text:p>-63.46</text:p>
          </table:table-cell>
          <table:table-cell office:value-type="float" office:value="-63.42" calcext:value-type="float">
            <text:p>-63.42</text:p>
          </table:table-cell>
          <table:table-cell office:value-type="float" office:value="-64.2" calcext:value-type="float">
            <text:p>-64.2</text:p>
          </table:table-cell>
          <table:table-cell office:value-type="float" office:value="-63.15" calcext:value-type="float">
            <text:p>-63.15</text:p>
          </table:table-cell>
          <table:table-cell office:value-type="float" office:value="-63.9" calcext:value-type="float">
            <text:p>-63.9</text:p>
          </table:table-cell>
          <table:table-cell office:value-type="float" office:value="-63.45" calcext:value-type="float">
            <text:p>-63.45</text:p>
          </table:table-cell>
          <table:table-cell office:value-type="float" office:value="-63.81" calcext:value-type="float">
            <text:p>-63.81</text:p>
          </table:table-cell>
          <table:table-cell office:value-type="float" office:value="-63.36" calcext:value-type="float">
            <text:p>-63.36</text:p>
          </table:table-cell>
          <table:table-cell office:value-type="float" office:value="-63.86" calcext:value-type="float">
            <text:p>-63.86</text:p>
          </table:table-cell>
          <table:table-cell office:value-type="float" office:value="-65.28" calcext:value-type="float">
            <text:p>-65.28</text:p>
          </table:table-cell>
          <table:table-cell office:value-type="float" office:value="-63.37" calcext:value-type="float">
            <text:p>-63.37</text:p>
          </table:table-cell>
          <table:table-cell office:value-type="float" office:value="-63.57" calcext:value-type="float">
            <text:p>-63.57</text:p>
          </table:table-cell>
          <table:table-cell office:value-type="float" office:value="-63.83" calcext:value-type="float">
            <text:p>-63.83</text:p>
          </table:table-cell>
          <table:table-cell office:value-type="float" office:value="-63.59" calcext:value-type="float">
            <text:p>-63.59</text:p>
          </table:table-cell>
          <table:table-cell office:value-type="float" office:value="-63.49" calcext:value-type="float">
            <text:p>-63.49</text:p>
          </table:table-cell>
          <table:table-cell office:value-type="float" office:value="-63.7037" calcext:value-type="float">
            <text:p>-63.7037</text:p>
          </table:table-cell>
          <table:table-cell office:value-type="float" office:value="0.397" calcext:value-type="float">
            <text:p>0.397</text:p>
          </table:table-cell>
          <table:table-cell office:value-type="float" office:value="0.1576" calcext:value-type="float">
            <text:p>0.1576</text:p>
          </table:table-cell>
          <table:table-cell office:value-type="string" calcext:value-type="string">
            <text:p><text:s/>A</text:p>
          </table:table-cell>
          <table:table-cell office:value-type="float" office:value="135" calcext:value-type="float">
            <text:p>135</text:p>
          </table:table-cell>
          <table:table-cell office:value-type="float" office:value="-63.7037" calcext:value-type="float">
            <text:p>-63.7037</text:p>
          </table:table-cell>
          <table:table-cell office:value-type="float" office:value="0.397" calcext:value-type="float">
            <text:p>0.397</text:p>
          </table:table-cell>
          <table:table-cell office:value-type="float" office:value="0.1576" calcext:value-type="float">
            <text:p>0.1576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3.64" calcext:value-type="float">
            <text:p>-63.64</text:p>
          </table:table-cell>
          <table:table-cell office:value-type="float" office:value="-63.79" calcext:value-type="float">
            <text:p>-63.79</text:p>
          </table:table-cell>
          <table:table-cell office:value-type="float" office:value="-63.56" calcext:value-type="float">
            <text:p>-63.56</text:p>
          </table:table-cell>
          <table:table-cell office:value-type="float" office:value="-63.06" calcext:value-type="float">
            <text:p>-63.06</text:p>
          </table:table-cell>
          <table:table-cell office:value-type="float" office:value="-63.79" calcext:value-type="float">
            <text:p>-63.79</text:p>
          </table:table-cell>
          <table:table-cell office:value-type="float" office:value="-63.94" calcext:value-type="float">
            <text:p>-63.94</text:p>
          </table:table-cell>
          <table:table-cell office:value-type="float" office:value="-63.75" calcext:value-type="float">
            <text:p>-63.75</text:p>
          </table:table-cell>
          <table:table-cell office:value-type="float" office:value="-63.65" calcext:value-type="float">
            <text:p>-63.65</text:p>
          </table:table-cell>
          <table:table-cell office:value-type="float" office:value="-64.02" calcext:value-type="float">
            <text:p>-64.02</text:p>
          </table:table-cell>
          <table:table-cell office:value-type="float" office:value="-64.11" calcext:value-type="float">
            <text:p>-64.11</text:p>
          </table:table-cell>
          <table:table-cell office:value-type="float" office:value="-63.62" calcext:value-type="float">
            <text:p>-63.62</text:p>
          </table:table-cell>
          <table:table-cell office:value-type="float" office:value="-63.37" calcext:value-type="float">
            <text:p>-63.37</text:p>
          </table:table-cell>
          <table:table-cell office:value-type="float" office:value="-63.83" calcext:value-type="float">
            <text:p>-63.83</text:p>
          </table:table-cell>
          <table:table-cell office:value-type="float" office:value="-63.55" calcext:value-type="float">
            <text:p>-63.55</text:p>
          </table:table-cell>
          <table:table-cell office:value-type="float" office:value="-63.6" calcext:value-type="float">
            <text:p>-63.6</text:p>
          </table:table-cell>
          <table:table-cell office:value-type="float" office:value="-64.46" calcext:value-type="float">
            <text:p>-64.46</text:p>
          </table:table-cell>
          <table:table-cell office:value-type="float" office:value="-63.87" calcext:value-type="float">
            <text:p>-63.87</text:p>
          </table:table-cell>
          <table:table-cell office:value-type="float" office:value="-63.89" calcext:value-type="float">
            <text:p>-63.89</text:p>
          </table:table-cell>
          <table:table-cell office:value-type="float" office:value="-63.53" calcext:value-type="float">
            <text:p>-63.53</text:p>
          </table:table-cell>
          <table:table-cell office:value-type="float" office:value="-63.77" calcext:value-type="float">
            <text:p>-63.77</text:p>
          </table:table-cell>
          <table:table-cell office:value-type="float" office:value="-63.54" calcext:value-type="float">
            <text:p>-63.54</text:p>
          </table:table-cell>
          <table:table-cell office:value-type="float" office:value="-63.5" calcext:value-type="float">
            <text:p>-63.5</text:p>
          </table:table-cell>
          <table:table-cell office:value-type="float" office:value="-63.24" calcext:value-type="float">
            <text:p>-63.24</text:p>
          </table:table-cell>
          <table:table-cell office:value-type="float" office:value="-63.89" calcext:value-type="float">
            <text:p>-63.89</text:p>
          </table:table-cell>
          <table:table-cell office:value-type="float" office:value="-63.61" calcext:value-type="float">
            <text:p>-63.61</text:p>
          </table:table-cell>
          <table:table-cell office:value-type="float" office:value="-64.02" calcext:value-type="float">
            <text:p>-64.02</text:p>
          </table:table-cell>
          <table:table-cell office:value-type="float" office:value="-63.91" calcext:value-type="float">
            <text:p>-63.91</text:p>
          </table:table-cell>
          <table:table-cell office:value-type="float" office:value="-64" calcext:value-type="float">
            <text:p>-64</text:p>
          </table:table-cell>
          <table:table-cell office:value-type="float" office:value="-64.26" calcext:value-type="float">
            <text:p>-64.26</text:p>
          </table:table-cell>
          <table:table-cell office:value-type="float" office:value="-63.88" calcext:value-type="float">
            <text:p>-63.88</text:p>
          </table:table-cell>
          <table:table-cell office:value-type="float" office:value="-63.755" calcext:value-type="float">
            <text:p>-63.755</text:p>
          </table:table-cell>
          <table:table-cell office:value-type="float" office:value="0.285" calcext:value-type="float">
            <text:p>0.285</text:p>
          </table:table-cell>
          <table:table-cell office:value-type="float" office:value="0.0812" calcext:value-type="float">
            <text:p>0.0812</text:p>
          </table:table-cell>
          <table:table-cell office:value-type="string" calcext:value-type="string">
            <text:p><text:s/>A</text:p>
          </table:table-cell>
          <table:table-cell office:value-type="float" office:value="140" calcext:value-type="float">
            <text:p>140</text:p>
          </table:table-cell>
          <table:table-cell office:value-type="float" office:value="-63.755" calcext:value-type="float">
            <text:p>-63.755</text:p>
          </table:table-cell>
          <table:table-cell office:value-type="float" office:value="0.285" calcext:value-type="float">
            <text:p>0.285</text:p>
          </table:table-cell>
          <table:table-cell office:value-type="float" office:value="0.0812" calcext:value-type="float">
            <text:p>0.0812</text:p>
          </table:table-cell>
          <table:table-cell office:value-type="string" calcext:value-type="string">
            <text:p><text:s/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4:15:56.324130988</meta:creation-date>
    <meta:generator>LibreOffice/7.3.7.2$Linux_X86_64 LibreOffice_project/30$Build-2</meta:generator>
    <dc:date>2024-07-10T15:23:53.827497749</dc:date>
    <meta:editing-duration>PT10M19S</meta:editing-duration>
    <meta:editing-cycles>2</meta:editing-cycles>
    <meta:document-statistic meta:table-count="1" meta:cell-count="1200" meta:object-count="0"/>
  </office:meta>
</office:document-meta>
</file>